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3.201cm" table:align="left"/>
    </style:style>
    <style:style style:name="Tabelle2.A" style:family="table-column">
      <style:table-column-properties style:column-width="0.686cm"/>
    </style:style>
    <style:style style:name="Tabelle2.B" style:family="table-column">
      <style:table-column-properties style:column-width="4.884cm"/>
    </style:style>
    <style:style style:name="Tabelle2.C" style:family="table-column">
      <style:table-column-properties style:column-width="0.61cm"/>
    </style:style>
    <style:style style:name="Tabelle2.E" style:family="table-column">
      <style:table-column-properties style:column-width="0.616cm"/>
    </style:style>
    <style:style style:name="Tabelle2.G" style:family="table-column">
      <style:table-column-properties style:column-width="0.73cm"/>
    </style:style>
    <style:style style:name="Tabelle2.H" style:family="table-column">
      <style:table-column-properties style:column-width="1.129cm"/>
    </style:style>
    <style:style style:name="Tabelle2.I" style:family="table-column">
      <style:table-column-properties style:column-width="1.245cm"/>
    </style:style>
    <style:style style:name="Tabelle2.J" style:family="table-column">
      <style:table-column-properties style:column-width="1.012cm"/>
    </style:style>
    <style:style style:name="Tabelle2.K" style:family="table-column">
      <style:table-column-properties style:column-width="1.067cm"/>
    </style:style>
    <style:style style:name="Tabelle2.A1" style:family="table-cell">
      <style:table-cell-properties style:vertical-align="middle" fo:padding="0.049cm" fo:border="none"/>
    </style:style>
    <style:style style:name="Tabelle3" style:family="table">
      <style:table-properties style:width="17cm" table:align="left"/>
    </style:style>
    <style:style style:name="Tabelle3.A" style:family="table-column">
      <style:table-column-properties style:column-width="0.686cm"/>
    </style:style>
    <style:style style:name="Tabelle3.B" style:family="table-column">
      <style:table-column-properties style:column-width="3.93cm"/>
    </style:style>
    <style:style style:name="Tabelle3.C" style:family="table-column">
      <style:table-column-properties style:column-width="4.168cm"/>
    </style:style>
    <style:style style:name="Tabelle3.D" style:family="table-column">
      <style:table-column-properties style:column-width="0.61cm"/>
    </style:style>
    <style:style style:name="Tabelle3.E" style:family="table-column">
      <style:table-column-properties style:column-width="1.129cm"/>
    </style:style>
    <style:style style:name="Tabelle3.F" style:family="table-column">
      <style:table-column-properties style:column-width="0.928cm"/>
    </style:style>
    <style:style style:name="Tabelle3.G" style:family="table-column">
      <style:table-column-properties style:column-width="1.034cm"/>
    </style:style>
    <style:style style:name="Tabelle3.H" style:family="table-column">
      <style:table-column-properties style:column-width="1.139cm"/>
    </style:style>
    <style:style style:name="Tabelle3.K" style:family="table-column">
      <style:table-column-properties style:column-width="1.097cm"/>
    </style:style>
    <style:style style:name="Tabelle3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ext_20_body">
      <style:paragraph-properties fo:margin-top="0cm" fo:margin-bottom="0cm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wrapper">
        <text:section text:style-name="Sect1" text:name="innerWrapper">
          <text:section text:style-name="Sect1" text:name="contentNavigationWrapper">
            <text:section text:style-name="Sect1" text:name="contentWrapper">
              <text:section text:style-name="Sect1" text:name="content">
                <text:h text:style-name="Heading_20_1" text:outline-level="1">Ligenspiele Herren</text:h>
                <text:h text:style-name="Heading_20_3" text:outline-level="3">2012/13</text:h>
                <text:h text:style-name="Heading_20_3" text:outline-level="3">NR Bezirksklasse 1</text:h>
                <text:h text:style-name="Heading_20_3" text:outline-level="3">Mannschaftstabelle</text:h>
                <table:table table:name="Tabelle2" table:style-name="Tabelle2">
                  <table:table-column table:style-name="Tabelle2.A"/>
                  <table:table-column table:style-name="Tabelle2.B"/>
                  <table:table-column table:style-name="Tabelle2.C" table:number-columns-repeated="2"/>
                  <table:table-column table:style-name="Tabelle2.E"/>
                  <table:table-column table:style-name="Tabelle2.C"/>
                  <table:table-column table:style-name="Tabelle2.G"/>
                  <table:table-column table:style-name="Tabelle2.H"/>
                  <table:table-column table:style-name="Tabelle2.I"/>
                  <table:table-column table:style-name="Tabelle2.J"/>
                  <table:table-column table:style-name="Tabelle2.K"/>
                  <table:table-header-rows>
                    <table:table-row>
                      <table:table-cell table:style-name="Tabelle2.A1" office:value-type="string">
                        <text:p text:style-name="Table_20_Heading">Pl.</text:p>
                      </table:table-cell>
                      <table:table-cell table:style-name="Tabelle2.A1" office:value-type="string">
                        <text:p text:style-name="Table_20_Heading">Mannschaft</text:p>
                      </table:table-cell>
                      <table:table-cell table:style-name="Tabelle2.A1" office:value-type="string">
                        <text:p text:style-name="Table_20_Heading">S.</text:p>
                      </table:table-cell>
                      <table:table-cell table:style-name="Tabelle2.A1" office:value-type="string">
                        <text:p text:style-name="Table_20_Heading">P.</text:p>
                      </table:table-cell>
                      <table:table-cell table:style-name="Tabelle2.A1" office:value-type="string">
                        <text:p text:style-name="Table_20_Heading">H.</text:p>
                      </table:table-cell>
                      <table:table-cell table:style-name="Tabelle2.A1" office:value-type="string">
                        <text:p text:style-name="Table_20_Heading">A.</text:p>
                      </table:table-cell>
                      <table:table-cell table:style-name="Tabelle2.A1" office:value-type="string">
                        <text:p text:style-name="Table_20_Heading">+\-</text:p>
                      </table:table-cell>
                      <table:table-cell table:style-name="Tabelle2.A1" office:value-type="string">
                        <text:p text:style-name="Table_20_Heading">EWP</text:p>
                      </table:table-cell>
                      <table:table-cell table:style-name="Tabelle2.A1" office:value-type="string">
                        <text:p text:style-name="Table_20_Heading">Holz</text:p>
                      </table:table-cell>
                      <table:table-cell table:style-name="Tabelle2.A1" office:value-type="string">
                        <text:p text:style-name="Table_20_Heading">Ø H.</text:p>
                      </table:table-cell>
                      <table:table-cell table:style-name="Tabelle2.A1" office:value-type="string">
                        <text:p text:style-name="Table_20_Heading">Ø A.</text:p>
                      </table:table-cell>
                    </table:table-row>
                  </table:table-header-rows>
                  <table:table-row>
                    <table:table-cell table:style-name="Tabelle2.A1" office:value-type="string">
                      <text:p text:style-name="Table_20_Contents">1</text:p>
                    </table:table-cell>
                    <table:table-cell table:style-name="Tabelle2.A1" office:value-type="string">
                      <text:p text:style-name="Table_20_Contents"><text:a xlink:type="simple" xlink:href="http://w-k-v.de/ligenspiele/mannschaft/niederrhein/herren/2012/nr-bezirksklasse-1/sk-5459-essen-borbeck-1">SK 54/59 Essen-Borbeck 1 </text:a></text:p>
                    </table:table-cell>
                    <table:table-cell table:style-name="Tabelle2.A1" office:value-type="string">
                      <text:p text:style-name="Table_20_Contents">12</text:p>
                    </table:table-cell>
                    <table:table-cell table:style-name="Tabelle2.A1" office:value-type="string">
                      <text:p text:style-name="Table_20_Contents">28</text:p>
                    </table:table-cell>
                    <table:table-cell table:style-name="Tabelle2.A1" office:value-type="string">
                      <text:p text:style-name="Table_20_Contents">15</text:p>
                    </table:table-cell>
                    <table:table-cell table:style-name="Tabelle2.A1" office:value-type="string">
                      <text:p text:style-name="Table_20_Contents">13</text:p>
                    </table:table-cell>
                    <table:table-cell table:style-name="Tabelle2.A1" office:value-type="string">
                      <text:p text:style-name="Table_20_Contents">10</text:p>
                    </table:table-cell>
                    <table:table-cell table:style-name="Tabelle2.A1" office:value-type="string">
                      <text:p text:style-name="Table_20_Contents">515</text:p>
                    </table:table-cell>
                    <table:table-cell table:style-name="Tabelle2.A1" office:value-type="string">
                      <text:p text:style-name="Table_20_Contents">53819</text:p>
                    </table:table-cell>
                    <table:table-cell table:style-name="Tabelle2.A1" office:value-type="string">
                      <text:p text:style-name="Table_20_Contents">764</text:p>
                    </table:table-cell>
                    <table:table-cell table:style-name="Tabelle2.A1" office:value-type="string">
                      <text:p text:style-name="Table_20_Contents">731</text:p>
                    </table:table-cell>
                  </table:table-row>
                  <table:table-row>
                    <table:table-cell table:style-name="Tabelle2.A1" office:value-type="string">
                      <text:p text:style-name="Table_20_Contents">2</text:p>
                    </table:table-cell>
                    <table:table-cell table:style-name="Tabelle2.A1" office:value-type="string">
                      <text:p text:style-name="Table_20_Contents"><text:a xlink:type="simple" xlink:href="http://w-k-v.de/ligenspiele/mannschaft/niederrhein/herren/2012/nr-bezirksklasse-1/skv-rees-2">SKV Rees 2 </text:a></text:p>
                    </table:table-cell>
                    <table:table-cell table:style-name="Tabelle2.A1" office:value-type="string">
                      <text:p text:style-name="Table_20_Contents">12</text:p>
                    </table:table-cell>
                    <table:table-cell table:style-name="Tabelle2.A1" office:value-type="string">
                      <text:p text:style-name="Table_20_Contents">25</text:p>
                    </table:table-cell>
                    <table:table-cell table:style-name="Tabelle2.A1" office:value-type="string">
                      <text:p text:style-name="Table_20_Contents">15</text:p>
                    </table:table-cell>
                    <table:table-cell table:style-name="Tabelle2.A1" office:value-type="string">
                      <text:p text:style-name="Table_20_Contents">10</text:p>
                    </table:table-cell>
                    <table:table-cell table:style-name="Tabelle2.A1" office:value-type="string">
                      <text:p text:style-name="Table_20_Contents">7</text:p>
                    </table:table-cell>
                    <table:table-cell table:style-name="Tabelle2.A1" office:value-type="string">
                      <text:p text:style-name="Table_20_Contents">507</text:p>
                    </table:table-cell>
                    <table:table-cell table:style-name="Tabelle2.A1" office:value-type="string">
                      <text:p text:style-name="Table_20_Contents">53163</text:p>
                    </table:table-cell>
                    <table:table-cell table:style-name="Tabelle2.A1" office:value-type="string">
                      <text:p text:style-name="Table_20_Contents">749</text:p>
                    </table:table-cell>
                    <table:table-cell table:style-name="Tabelle2.A1" office:value-type="string">
                      <text:p text:style-name="Table_20_Contents">727</text:p>
                    </table:table-cell>
                  </table:table-row>
                  <table:table-row>
                    <table:table-cell table:style-name="Tabelle2.A1" office:value-type="string">
                      <text:p text:style-name="Table_20_Contents">3</text:p>
                    </table:table-cell>
                    <table:table-cell table:style-name="Tabelle2.A1" office:value-type="string">
                      <text:p text:style-name="Table_20_Contents"><text:a xlink:type="simple" xlink:href="http://w-k-v.de/ligenspiele/mannschaft/niederrhein/herren/2012/nr-bezirksklasse-1/bw-61-muelheim-2">BW 61 Mülheim 2 </text:a></text:p>
                    </table:table-cell>
                    <table:table-cell table:style-name="Tabelle2.A1" office:value-type="string">
                      <text:p text:style-name="Table_20_Contents">12</text:p>
                    </table:table-cell>
                    <table:table-cell table:style-name="Tabelle2.A1" office:value-type="string">
                      <text:p text:style-name="Table_20_Contents">17</text:p>
                    </table:table-cell>
                    <table:table-cell table:style-name="Tabelle2.A1" office:value-type="string">
                      <text:p text:style-name="Table_20_Contents">11</text:p>
                    </table:table-cell>
                    <table:table-cell table:style-name="Tabelle2.A1" office:value-type="string">
                      <text:p text:style-name="Table_20_Contents">6</text:p>
                    </table:table-cell>
                    <table:table-cell table:style-name="Tabelle2.A1" office:value-type="string">
                      <text:p text:style-name="Table_20_Contents">-1</text:p>
                    </table:table-cell>
                    <table:table-cell table:style-name="Tabelle2.A1" office:value-type="string">
                      <text:p text:style-name="Table_20_Contents">486</text:p>
                    </table:table-cell>
                    <table:table-cell table:style-name="Tabelle2.A1" office:value-type="string">
                      <text:p text:style-name="Table_20_Contents">51603</text:p>
                    </table:table-cell>
                    <table:table-cell table:style-name="Tabelle2.A1" office:value-type="string">
                      <text:p text:style-name="Table_20_Contents">723</text:p>
                    </table:table-cell>
                    <table:table-cell table:style-name="Tabelle2.A1" office:value-type="string">
                      <text:p text:style-name="Table_20_Contents">711</text:p>
                    </table:table-cell>
                  </table:table-row>
                  <table:table-row>
                    <table:table-cell table:style-name="Tabelle2.A1" office:value-type="string">
                      <text:p text:style-name="Table_20_Contents">4</text:p>
                    </table:table-cell>
                    <table:table-cell table:style-name="Tabelle2.A1" office:value-type="string">
                      <text:p text:style-name="Table_20_Contents"><text:a xlink:type="simple" xlink:href="http://w-k-v.de/ligenspiele/mannschaft/niederrhein/herren/2012/nr-bezirksklasse-1/ksc-71-saarn-1">KSC 71 Saarn 1 </text:a></text:p>
                    </table:table-cell>
                    <table:table-cell table:style-name="Tabelle2.A1" office:value-type="string">
                      <text:p text:style-name="Table_20_Contents">12</text:p>
                    </table:table-cell>
                    <table:table-cell table:style-name="Tabelle2.A1" office:value-type="string">
                      <text:p text:style-name="Table_20_Contents">17</text:p>
                    </table:table-cell>
                    <table:table-cell table:style-name="Tabelle2.A1" office:value-type="string">
                      <text:p text:style-name="Table_20_Contents">9</text:p>
                    </table:table-cell>
                    <table:table-cell table:style-name="Tabelle2.A1" office:value-type="string">
                      <text:p text:style-name="Table_20_Contents">8</text:p>
                    </table:table-cell>
                    <table:table-cell table:style-name="Tabelle2.A1" office:value-type="string">
                      <text:p text:style-name="Table_20_Contents">-1</text:p>
                    </table:table-cell>
                    <table:table-cell table:style-name="Tabelle2.A1" office:value-type="string">
                      <text:p text:style-name="Table_20_Contents">484</text:p>
                    </table:table-cell>
                    <table:table-cell table:style-name="Tabelle2.A1" office:value-type="string">
                      <text:p text:style-name="Table_20_Contents">49550</text:p>
                    </table:table-cell>
                    <table:table-cell table:style-name="Tabelle2.A1" office:value-type="string">
                      <text:p text:style-name="Table_20_Contents">690</text:p>
                    </table:table-cell>
                    <table:table-cell table:style-name="Tabelle2.A1" office:value-type="string">
                      <text:p text:style-name="Table_20_Contents">686</text:p>
                    </table:table-cell>
                  </table:table-row>
                  <table:table-row>
                    <table:table-cell table:style-name="Tabelle2.A1" office:value-type="string">
                      <text:p text:style-name="Table_20_Contents">5</text:p>
                    </table:table-cell>
                    <table:table-cell table:style-name="Tabelle2.A1" office:value-type="string">
                      <text:p text:style-name="Table_20_Contents"><text:a xlink:type="simple" xlink:href="http://w-k-v.de/ligenspiele/mannschaft/niederrhein/herren/2012/nr-bezirksklasse-1/ksc-harmonie-duisburg-2">KSC Harmonie Duisburg 2 </text:a></text:p>
                    </table:table-cell>
                    <table:table-cell table:style-name="Tabelle2.A1" office:value-type="string">
                      <text:p text:style-name="Table_20_Contents">12</text:p>
                    </table:table-cell>
                    <table:table-cell table:style-name="Tabelle2.A1" office:value-type="string">
                      <text:p text:style-name="Table_20_Contents">17</text:p>
                    </table:table-cell>
                    <table:table-cell table:style-name="Tabelle2.A1" office:value-type="string">
                      <text:p text:style-name="Table_20_Contents">11</text:p>
                    </table:table-cell>
                    <table:table-cell table:style-name="Tabelle2.A1" office:value-type="string">
                      <text:p text:style-name="Table_20_Contents">6</text:p>
                    </table:table-cell>
                    <table:table-cell table:style-name="Tabelle2.A1" office:value-type="string">
                      <text:p text:style-name="Table_20_Contents">-1</text:p>
                    </table:table-cell>
                    <table:table-cell table:style-name="Tabelle2.A1" office:value-type="string">
                      <text:p text:style-name="Table_20_Contents">463</text:p>
                    </table:table-cell>
                    <table:table-cell table:style-name="Tabelle2.A1" office:value-type="string">
                      <text:p text:style-name="Table_20_Contents">46252</text:p>
                    </table:table-cell>
                    <table:table-cell table:style-name="Tabelle2.A1" office:value-type="string">
                      <text:p text:style-name="Table_20_Contents">594</text:p>
                    </table:table-cell>
                    <table:table-cell table:style-name="Tabelle2.A1" office:value-type="string">
                      <text:p text:style-name="Table_20_Contents">691</text:p>
                    </table:table-cell>
                  </table:table-row>
                  <table:table-row>
                    <table:table-cell table:style-name="Tabelle2.A1" office:value-type="string">
                      <text:p text:style-name="Table_20_Contents">6</text:p>
                    </table:table-cell>
                    <table:table-cell table:style-name="Tabelle2.A1" office:value-type="string">
                      <text:p text:style-name="Table_20_Contents"><text:a xlink:type="simple" xlink:href="http://w-k-v.de/ligenspiele/mannschaft/niederrhein/herren/2012/nr-bezirksklasse-1/esv-oberhausen-1">ESV Oberhausen 1 </text:a></text:p>
                    </table:table-cell>
                    <table:table-cell table:style-name="Tabelle2.A1" office:value-type="string">
                      <text:p text:style-name="Table_20_Contents">12</text:p>
                    </table:table-cell>
                    <table:table-cell table:style-name="Tabelle2.A1" office:value-type="string">
                      <text:p text:style-name="Table_20_Contents">15</text:p>
                    </table:table-cell>
                    <table:table-cell table:style-name="Tabelle2.A1" office:value-type="string">
                      <text:p text:style-name="Table_20_Contents">12</text:p>
                    </table:table-cell>
                    <table:table-cell table:style-name="Tabelle2.A1" office:value-type="string">
                      <text:p text:style-name="Table_20_Contents">3</text:p>
                    </table:table-cell>
                    <table:table-cell table:style-name="Tabelle2.A1" office:value-type="string">
                      <text:p text:style-name="Table_20_Contents">-3</text:p>
                    </table:table-cell>
                    <table:table-cell table:style-name="Tabelle2.A1" office:value-type="string">
                      <text:p text:style-name="Table_20_Contents">450</text:p>
                    </table:table-cell>
                    <table:table-cell table:style-name="Tabelle2.A1" office:value-type="string">
                      <text:p text:style-name="Table_20_Contents">50882</text:p>
                    </table:table-cell>
                    <table:table-cell table:style-name="Tabelle2.A1" office:value-type="string">
                      <text:p text:style-name="Table_20_Contents">714</text:p>
                    </table:table-cell>
                    <table:table-cell table:style-name="Tabelle2.A1" office:value-type="string">
                      <text:p text:style-name="Table_20_Contents">699</text:p>
                    </table:table-cell>
                  </table:table-row>
                  <table:table-row>
                    <table:table-cell table:style-name="Tabelle2.A1" office:value-type="string">
                      <text:p text:style-name="Table_20_Contents">7</text:p>
                    </table:table-cell>
                    <table:table-cell table:style-name="Tabelle2.A1" office:value-type="string">
                      <text:p text:style-name="Table_20_Contents"><text:a xlink:type="simple" xlink:href="http://w-k-v.de/ligenspiele/mannschaft/niederrhein/herren/2012/nr-bezirksklasse-1/sk-kamp-lintfort-4">SK Kamp-Lintfort 4 </text:a></text:p>
                    </table:table-cell>
                    <table:table-cell table:style-name="Tabelle2.A1" office:value-type="string">
                      <text:p text:style-name="Table_20_Contents">12</text:p>
                    </table:table-cell>
                    <table:table-cell table:style-name="Tabelle2.A1" office:value-type="string">
                      <text:p text:style-name="Table_20_Contents">7</text:p>
                    </table:table-cell>
                    <table:table-cell table:style-name="Tabelle2.A1" office:value-type="string">
                      <text:p text:style-name="Table_20_Contents">6</text:p>
                    </table:table-cell>
                    <table:table-cell table:style-name="Tabelle2.A1" office:value-type="string">
                      <text:p text:style-name="Table_20_Contents">1</text:p>
                    </table:table-cell>
                    <table:table-cell table:style-name="Tabelle2.A1" office:value-type="string">
                      <text:p text:style-name="Table_20_Contents">-11</text:p>
                    </table:table-cell>
                    <table:table-cell table:style-name="Tabelle2.A1" office:value-type="string">
                      <text:p text:style-name="Table_20_Contents">348</text:p>
                    </table:table-cell>
                    <table:table-cell table:style-name="Tabelle2.A1" office:value-type="string">
                      <text:p text:style-name="Table_20_Contents">47109</text:p>
                    </table:table-cell>
                    <table:table-cell table:style-name="Tabelle2.A1" office:value-type="string">
                      <text:p text:style-name="Table_20_Contents">739</text:p>
                    </table:table-cell>
                    <table:table-cell table:style-name="Tabelle2.A1" office:value-type="string">
                      <text:p text:style-name="Table_20_Contents">570</text:p>
                    </table:table-cell>
                  </table:table-row>
                </table:table>
                <text:h text:style-name="Heading_20_3" text:outline-level="3">Spielertabelle</text:h>
                <table:table table:name="Tabelle3" table:style-name="Tabelle3">
                  <table:table-column table:style-name="Tabelle3.A"/>
                  <table:table-column table:style-name="Tabelle3.B"/>
                  <table:table-column table:style-name="Tabelle3.C"/>
                  <table:table-column table:style-name="Tabelle3.D"/>
                  <table:table-column table:style-name="Tabelle3.E"/>
                  <table:table-column table:style-name="Tabelle3.F"/>
                  <table:table-column table:style-name="Tabelle3.G"/>
                  <table:table-column table:style-name="Tabelle3.H" table:number-columns-repeated="3"/>
                  <table:table-column table:style-name="Tabelle3.K"/>
                  <table:table-header-rows>
                    <table:table-row>
                      <table:table-cell table:style-name="Tabelle3.A1" office:value-type="string">
                        <text:p text:style-name="Table_20_Heading">Pl.</text:p>
                      </table:table-cell>
                      <table:table-cell table:style-name="Tabelle3.A1" office:value-type="string">
                        <text:p text:style-name="Table_20_Heading">Spieler</text:p>
                      </table:table-cell>
                      <table:table-cell table:style-name="Tabelle3.A1" office:value-type="string">
                        <text:p text:style-name="Table_20_Heading">Mannschaft</text:p>
                      </table:table-cell>
                      <table:table-cell table:style-name="Tabelle3.A1" office:value-type="string">
                        <text:p text:style-name="Table_20_Heading">S.</text:p>
                      </table:table-cell>
                      <table:table-cell table:style-name="Tabelle3.A1" office:value-type="string">
                        <text:p text:style-name="Table_20_Heading">EWP</text:p>
                      </table:table-cell>
                      <table:table-cell table:style-name="Tabelle3.A1" office:value-type="string">
                        <text:p text:style-name="Table_20_Heading">Ø</text:p>
                      </table:table-cell>
                      <table:table-cell table:style-name="Tabelle3.A1" office:value-type="string">
                        <text:p text:style-name="Table_20_Heading">Holz</text:p>
                      </table:table-cell>
                      <table:table-cell table:style-name="Tabelle3.A1" office:value-type="string">
                        <text:p text:style-name="Table_20_Heading">Ø</text:p>
                      </table:table-cell>
                      <table:table-cell table:style-name="Tabelle3.A1" office:value-type="string">
                        <text:p text:style-name="Table_20_Heading">Ø H.</text:p>
                      </table:table-cell>
                      <table:table-cell table:style-name="Tabelle3.A1" office:value-type="string">
                        <text:p text:style-name="Table_20_Heading">Ø A.</text:p>
                      </table:table-cell>
                      <table:table-cell table:style-name="Tabelle3.A1" office:value-type="string">
                        <text:p text:style-name="Table_20_Heading">Max</text:p>
                      </table:table-cell>
                    </table:table-row>
                  </table:table-header-rows>
                  <table:table-row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WmltbWVybWFubi8vS2lt" office:target-frame-name="_blank" xlink:show="new">Zimmermann, Kim</text:a></text:p>
                    </table:table-cell>
                    <table:table-cell table:style-name="Tabelle3.A1" office:value-type="string">
                      <text:p text:style-name="Table_20_Contents">BW 61 Mülheim 2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128</text:p>
                    </table:table-cell>
                    <table:table-cell table:style-name="Tabelle3.A1" office:value-type="string">
                      <text:p text:style-name="Table_20_Contents">10.7</text:p>
                    </table:table-cell>
                    <table:table-cell table:style-name="Tabelle3.A1" office:value-type="string">
                      <text:p text:style-name="Table_20_Contents">9240</text:p>
                    </table:table-cell>
                    <table:table-cell table:style-name="Tabelle3.A1" office:value-type="string">
                      <text:p text:style-name="Table_20_Contents">770.0</text:p>
                    </table:table-cell>
                    <table:table-cell table:style-name="Tabelle3.A1" office:value-type="string">
                      <text:p text:style-name="Table_20_Contents">773.8</text:p>
                    </table:table-cell>
                    <table:table-cell table:style-name="Tabelle3.A1" office:value-type="string">
                      <text:p text:style-name="Table_20_Contents">766.2</text:p>
                    </table:table-cell>
                    <table:table-cell table:style-name="Tabelle3.A1" office:value-type="string">
                      <text:p text:style-name="Table_20_Contents">816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U2lja2VsbWFubi8vU2ViYXN0aWFu" office:target-frame-name="_blank" xlink:show="new">Sickelmann, Sebastian</text:a></text:p>
                    </table:table-cell>
                    <table:table-cell table:style-name="Tabelle3.A1" office:value-type="string">
                      <text:p text:style-name="Table_20_Contents">KSC 71 Saarn 1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127</text:p>
                    </table:table-cell>
                    <table:table-cell table:style-name="Tabelle3.A1" office:value-type="string">
                      <text:p text:style-name="Table_20_Contents">10.6</text:p>
                    </table:table-cell>
                    <table:table-cell table:style-name="Tabelle3.A1" office:value-type="string">
                      <text:p text:style-name="Table_20_Contents">9268</text:p>
                    </table:table-cell>
                    <table:table-cell table:style-name="Tabelle3.A1" office:value-type="string">
                      <text:p text:style-name="Table_20_Contents">772.3</text:p>
                    </table:table-cell>
                    <table:table-cell table:style-name="Tabelle3.A1" office:value-type="string">
                      <text:p text:style-name="Table_20_Contents">753.8</text:p>
                    </table:table-cell>
                    <table:table-cell table:style-name="Tabelle3.A1" office:value-type="string">
                      <text:p text:style-name="Table_20_Contents">790.8</text:p>
                    </table:table-cell>
                    <table:table-cell table:style-name="Tabelle3.A1" office:value-type="string">
                      <text:p text:style-name="Table_20_Contents">85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UG9sbG1hbm4vL0tsYXVz" office:target-frame-name="_blank" xlink:show="new">Pollmann, Klaus</text:a></text:p>
                    </table:table-cell>
                    <table:table-cell table:style-name="Tabelle3.A1" office:value-type="string">
                      <text:p text:style-name="Table_20_Contents">SKV Rees 2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118</text:p>
                    </table:table-cell>
                    <table:table-cell table:style-name="Tabelle3.A1" office:value-type="string">
                      <text:p text:style-name="Table_20_Contents">10.7</text:p>
                    </table:table-cell>
                    <table:table-cell table:style-name="Tabelle3.A1" office:value-type="string">
                      <text:p text:style-name="Table_20_Contents">8724</text:p>
                    </table:table-cell>
                    <table:table-cell table:style-name="Tabelle3.A1" office:value-type="string">
                      <text:p text:style-name="Table_20_Contents">793.1</text:p>
                    </table:table-cell>
                    <table:table-cell table:style-name="Tabelle3.A1" office:value-type="string">
                      <text:p text:style-name="Table_20_Contents">806.0</text:p>
                    </table:table-cell>
                    <table:table-cell table:style-name="Tabelle3.A1" office:value-type="string">
                      <text:p text:style-name="Table_20_Contents">777.6</text:p>
                    </table:table-cell>
                    <table:table-cell table:style-name="Tabelle3.A1" office:value-type="string">
                      <text:p text:style-name="Table_20_Contents">857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RWljaGxlci8vTWFuZnJlZA%3D%3D" office:target-frame-name="_blank" xlink:show="new">Eichler, Manfred</text:a></text:p>
                    </table:table-cell>
                    <table:table-cell table:style-name="Tabelle3.A1" office:value-type="string">
                      <text:p text:style-name="Table_20_Contents">KSC 71 Saarn 1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112</text:p>
                    </table:table-cell>
                    <table:table-cell table:style-name="Tabelle3.A1" office:value-type="string">
                      <text:p text:style-name="Table_20_Contents">9.3</text:p>
                    </table:table-cell>
                    <table:table-cell table:style-name="Tabelle3.A1" office:value-type="string">
                      <text:p text:style-name="Table_20_Contents">8908</text:p>
                    </table:table-cell>
                    <table:table-cell table:style-name="Tabelle3.A1" office:value-type="string">
                      <text:p text:style-name="Table_20_Contents">742.3</text:p>
                    </table:table-cell>
                    <table:table-cell table:style-name="Tabelle3.A1" office:value-type="string">
                      <text:p text:style-name="Table_20_Contents">745.8</text:p>
                    </table:table-cell>
                    <table:table-cell table:style-name="Tabelle3.A1" office:value-type="string">
                      <text:p text:style-name="Table_20_Contents">738.8</text:p>
                    </table:table-cell>
                    <table:table-cell table:style-name="Tabelle3.A1" office:value-type="string">
                      <text:p text:style-name="Table_20_Contents">81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TWFnZXJsLy9LYWxsZQ%3D%3D" office:target-frame-name="_blank" xlink:show="new">Magerl, Kalle</text:a></text:p>
                    </table:table-cell>
                    <table:table-cell table:style-name="Tabelle3.A1" office:value-type="string">
                      <text:p text:style-name="Table_20_Contents">ESV Oberhausen 1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104</text:p>
                    </table:table-cell>
                    <table:table-cell table:style-name="Tabelle3.A1" office:value-type="string">
                      <text:p text:style-name="Table_20_Contents">8.7</text:p>
                    </table:table-cell>
                    <table:table-cell table:style-name="Tabelle3.A1" office:value-type="string">
                      <text:p text:style-name="Table_20_Contents">8859</text:p>
                    </table:table-cell>
                    <table:table-cell table:style-name="Tabelle3.A1" office:value-type="string">
                      <text:p text:style-name="Table_20_Contents">738.3</text:p>
                    </table:table-cell>
                    <table:table-cell table:style-name="Tabelle3.A1" office:value-type="string">
                      <text:p text:style-name="Table_20_Contents">746.5</text:p>
                    </table:table-cell>
                    <table:table-cell table:style-name="Tabelle3.A1" office:value-type="string">
                      <text:p text:style-name="Table_20_Contents">730.0</text:p>
                    </table:table-cell>
                    <table:table-cell table:style-name="Tabelle3.A1" office:value-type="string">
                      <text:p text:style-name="Table_20_Contents">77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RmxlZ2VsLy9NaWNoYWVs" office:target-frame-name="_blank" xlink:show="new">Flegel, Michael</text:a></text:p>
                    </table:table-cell>
                    <table:table-cell table:style-name="Tabelle3.A1" office:value-type="string">
                      <text:p text:style-name="Table_20_Contents">SK 54/59 Essen-Borbeck 1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99</text:p>
                    </table:table-cell>
                    <table:table-cell table:style-name="Tabelle3.A1" office:value-type="string">
                      <text:p text:style-name="Table_20_Contents">8.3</text:p>
                    </table:table-cell>
                    <table:table-cell table:style-name="Tabelle3.A1" office:value-type="string">
                      <text:p text:style-name="Table_20_Contents">9091</text:p>
                    </table:table-cell>
                    <table:table-cell table:style-name="Tabelle3.A1" office:value-type="string">
                      <text:p text:style-name="Table_20_Contents">757.6</text:p>
                    </table:table-cell>
                    <table:table-cell table:style-name="Tabelle3.A1" office:value-type="string">
                      <text:p text:style-name="Table_20_Contents">784.3</text:p>
                    </table:table-cell>
                    <table:table-cell table:style-name="Tabelle3.A1" office:value-type="string">
                      <text:p text:style-name="Table_20_Contents">730.8</text:p>
                    </table:table-cell>
                    <table:table-cell table:style-name="Tabelle3.A1" office:value-type="string">
                      <text:p text:style-name="Table_20_Contents">809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7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SGVudHNjaGVsLy9IZW5yeQ%3D%3D" office:target-frame-name="_blank" xlink:show="new">Hentschel, Henry</text:a></text:p>
                    </table:table-cell>
                    <table:table-cell table:style-name="Tabelle3.A1" office:value-type="string">
                      <text:p text:style-name="Table_20_Contents">KSC 71 Saarn 1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98</text:p>
                    </table:table-cell>
                    <table:table-cell table:style-name="Tabelle3.A1" office:value-type="string">
                      <text:p text:style-name="Table_20_Contents">8.9</text:p>
                    </table:table-cell>
                    <table:table-cell table:style-name="Tabelle3.A1" office:value-type="string">
                      <text:p text:style-name="Table_20_Contents">8136</text:p>
                    </table:table-cell>
                    <table:table-cell table:style-name="Tabelle3.A1" office:value-type="string">
                      <text:p text:style-name="Table_20_Contents">739.6</text:p>
                    </table:table-cell>
                    <table:table-cell table:style-name="Tabelle3.A1" office:value-type="string">
                      <text:p text:style-name="Table_20_Contents">737.0</text:p>
                    </table:table-cell>
                    <table:table-cell table:style-name="Tabelle3.A1" office:value-type="string">
                      <text:p text:style-name="Table_20_Contents">742.8</text:p>
                    </table:table-cell>
                    <table:table-cell table:style-name="Tabelle3.A1" office:value-type="string">
                      <text:p text:style-name="Table_20_Contents">76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8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RWJlcnQvL0hlaW56LVdpbGxp" office:target-frame-name="_blank" xlink:show="new">Ebert, Heinz-Willi</text:a></text:p>
                    </table:table-cell>
                    <table:table-cell table:style-name="Tabelle3.A1" office:value-type="string">
                      <text:p text:style-name="Table_20_Contents">SK 54/59 Essen-Borbeck 1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97</text:p>
                    </table:table-cell>
                    <table:table-cell table:style-name="Tabelle3.A1" office:value-type="string">
                      <text:p text:style-name="Table_20_Contents">8.8</text:p>
                    </table:table-cell>
                    <table:table-cell table:style-name="Tabelle3.A1" office:value-type="string">
                      <text:p text:style-name="Table_20_Contents">8435</text:p>
                    </table:table-cell>
                    <table:table-cell table:style-name="Tabelle3.A1" office:value-type="string">
                      <text:p text:style-name="Table_20_Contents">766.8</text:p>
                    </table:table-cell>
                    <table:table-cell table:style-name="Tabelle3.A1" office:value-type="string">
                      <text:p text:style-name="Table_20_Contents">768.0</text:p>
                    </table:table-cell>
                    <table:table-cell table:style-name="Tabelle3.A1" office:value-type="string">
                      <text:p text:style-name="Table_20_Contents">765.4</text:p>
                    </table:table-cell>
                    <table:table-cell table:style-name="Tabelle3.A1" office:value-type="string">
                      <text:p text:style-name="Table_20_Contents">81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9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RHppdXJhLy9Ub3JiZW4%3D" office:target-frame-name="_blank" xlink:show="new">Dziura, Torben</text:a></text:p>
                    </table:table-cell>
                    <table:table-cell table:style-name="Tabelle3.A1" office:value-type="string">
                      <text:p text:style-name="Table_20_Contents">BW 61 Mülheim 2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92</text:p>
                    </table:table-cell>
                    <table:table-cell table:style-name="Tabelle3.A1" office:value-type="string">
                      <text:p text:style-name="Table_20_Contents">8.4</text:p>
                    </table:table-cell>
                    <table:table-cell table:style-name="Tabelle3.A1" office:value-type="string">
                      <text:p text:style-name="Table_20_Contents">8097</text:p>
                    </table:table-cell>
                    <table:table-cell table:style-name="Tabelle3.A1" office:value-type="string">
                      <text:p text:style-name="Table_20_Contents">736.1</text:p>
                    </table:table-cell>
                    <table:table-cell table:style-name="Tabelle3.A1" office:value-type="string">
                      <text:p text:style-name="Table_20_Contents">751.2</text:p>
                    </table:table-cell>
                    <table:table-cell table:style-name="Tabelle3.A1" office:value-type="string">
                      <text:p text:style-name="Table_20_Contents">723.5</text:p>
                    </table:table-cell>
                    <table:table-cell table:style-name="Tabelle3.A1" office:value-type="string">
                      <text:p text:style-name="Table_20_Contents">779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dmFuIFRyZWVrLy9XYWx0ZXI%3D" office:target-frame-name="_blank" xlink:show="new">van Treek, Walter</text:a></text:p>
                    </table:table-cell>
                    <table:table-cell table:style-name="Tabelle3.A1" office:value-type="string">
                      <text:p text:style-name="Table_20_Contents">ESV Oberhausen 1</text:p>
                    </table:table-cell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90</text:p>
                    </table:table-cell>
                    <table:table-cell table:style-name="Tabelle3.A1" office:value-type="string">
                      <text:p text:style-name="Table_20_Contents">9.0</text:p>
                    </table:table-cell>
                    <table:table-cell table:style-name="Tabelle3.A1" office:value-type="string">
                      <text:p text:style-name="Table_20_Contents">7427</text:p>
                    </table:table-cell>
                    <table:table-cell table:style-name="Tabelle3.A1" office:value-type="string">
                      <text:p text:style-name="Table_20_Contents">742.7</text:p>
                    </table:table-cell>
                    <table:table-cell table:style-name="Tabelle3.A1" office:value-type="string">
                      <text:p text:style-name="Table_20_Contents">748.4</text:p>
                    </table:table-cell>
                    <table:table-cell table:style-name="Tabelle3.A1" office:value-type="string">
                      <text:p text:style-name="Table_20_Contents">737.0</text:p>
                    </table:table-cell>
                    <table:table-cell table:style-name="Tabelle3.A1" office:value-type="string">
                      <text:p text:style-name="Table_20_Contents">81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UmVja21hbm4vL1Rob21hcw%3D%3D" office:target-frame-name="_blank" xlink:show="new">Reckmann, Thomas</text:a></text:p>
                    </table:table-cell>
                    <table:table-cell table:style-name="Tabelle3.A1" office:value-type="string">
                      <text:p text:style-name="Table_20_Contents">SKV Rees 2</text:p>
                    </table:table-cell>
                    <table:table-cell table:style-name="Tabelle3.A1" office:value-type="string">
                      <text:p text:style-name="Table_20_Contents">9</text:p>
                    </table:table-cell>
                    <table:table-cell table:style-name="Tabelle3.A1" office:value-type="string">
                      <text:p text:style-name="Table_20_Contents">88</text:p>
                    </table:table-cell>
                    <table:table-cell table:style-name="Tabelle3.A1" office:value-type="string">
                      <text:p text:style-name="Table_20_Contents">9.8</text:p>
                    </table:table-cell>
                    <table:table-cell table:style-name="Tabelle3.A1" office:value-type="string">
                      <text:p text:style-name="Table_20_Contents">6879</text:p>
                    </table:table-cell>
                    <table:table-cell table:style-name="Tabelle3.A1" office:value-type="string">
                      <text:p text:style-name="Table_20_Contents">764.3</text:p>
                    </table:table-cell>
                    <table:table-cell table:style-name="Tabelle3.A1" office:value-type="string">
                      <text:p text:style-name="Table_20_Contents">760.3</text:p>
                    </table:table-cell>
                    <table:table-cell table:style-name="Tabelle3.A1" office:value-type="string">
                      <text:p text:style-name="Table_20_Contents">767.6</text:p>
                    </table:table-cell>
                    <table:table-cell table:style-name="Tabelle3.A1" office:value-type="string">
                      <text:p text:style-name="Table_20_Contents">829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RnVzZWsvL01hbmZyZWQ%3D" office:target-frame-name="_blank" xlink:show="new">Fusek, Manfred</text:a></text:p>
                    </table:table-cell>
                    <table:table-cell table:style-name="Tabelle3.A1" office:value-type="string">
                      <text:p text:style-name="Table_20_Contents">SK Kamp-Lintfort 4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87</text:p>
                    </table:table-cell>
                    <table:table-cell table:style-name="Tabelle3.A1" office:value-type="string">
                      <text:p text:style-name="Table_20_Contents">7.9</text:p>
                    </table:table-cell>
                    <table:table-cell table:style-name="Tabelle3.A1" office:value-type="string">
                      <text:p text:style-name="Table_20_Contents">8133</text:p>
                    </table:table-cell>
                    <table:table-cell table:style-name="Tabelle3.A1" office:value-type="string">
                      <text:p text:style-name="Table_20_Contents">739.4</text:p>
                    </table:table-cell>
                    <table:table-cell table:style-name="Tabelle3.A1" office:value-type="string">
                      <text:p text:style-name="Table_20_Contents">759.0</text:p>
                    </table:table-cell>
                    <table:table-cell table:style-name="Tabelle3.A1" office:value-type="string">
                      <text:p text:style-name="Table_20_Contents">715.8</text:p>
                    </table:table-cell>
                    <table:table-cell table:style-name="Tabelle3.A1" office:value-type="string">
                      <text:p text:style-name="Table_20_Contents">784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3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TmV1bWFubi8vRnJhbms%3D" office:target-frame-name="_blank" xlink:show="new">Neumann, Frank</text:a></text:p>
                    </table:table-cell>
                    <table:table-cell table:style-name="Tabelle3.A1" office:value-type="string">
                      <text:p text:style-name="Table_20_Contents">KSC Harmonie Duisburg 2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79</text:p>
                    </table:table-cell>
                    <table:table-cell table:style-name="Tabelle3.A1" office:value-type="string">
                      <text:p text:style-name="Table_20_Contents">7.2</text:p>
                    </table:table-cell>
                    <table:table-cell table:style-name="Tabelle3.A1" office:value-type="string">
                      <text:p text:style-name="Table_20_Contents">7848</text:p>
                    </table:table-cell>
                    <table:table-cell table:style-name="Tabelle3.A1" office:value-type="string">
                      <text:p text:style-name="Table_20_Contents">713.5</text:p>
                    </table:table-cell>
                    <table:table-cell table:style-name="Tabelle3.A1" office:value-type="string">
                      <text:p text:style-name="Table_20_Contents">726.2</text:p>
                    </table:table-cell>
                    <table:table-cell table:style-name="Tabelle3.A1" office:value-type="string">
                      <text:p text:style-name="Table_20_Contents">702.8</text:p>
                    </table:table-cell>
                    <table:table-cell table:style-name="Tabelle3.A1" office:value-type="string">
                      <text:p text:style-name="Table_20_Contents">78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4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QmVubmVyLy9SYWxm" office:target-frame-name="_blank" xlink:show="new">Benner, Ralf</text:a></text:p>
                    </table:table-cell>
                    <table:table-cell table:style-name="Tabelle3.A1" office:value-type="string">
                      <text:p text:style-name="Table_20_Contents">SK 54/59 Essen-Borbeck 1</text:p>
                    </table:table-cell>
                    <table:table-cell table:style-name="Tabelle3.A1" office:value-type="string">
                      <text:p text:style-name="Table_20_Contents">9</text:p>
                    </table:table-cell>
                    <table:table-cell table:style-name="Tabelle3.A1" office:value-type="string">
                      <text:p text:style-name="Table_20_Contents">78</text:p>
                    </table:table-cell>
                    <table:table-cell table:style-name="Tabelle3.A1" office:value-type="string">
                      <text:p text:style-name="Table_20_Contents">8.7</text:p>
                    </table:table-cell>
                    <table:table-cell table:style-name="Tabelle3.A1" office:value-type="string">
                      <text:p text:style-name="Table_20_Contents">6821</text:p>
                    </table:table-cell>
                    <table:table-cell table:style-name="Tabelle3.A1" office:value-type="string">
                      <text:p text:style-name="Table_20_Contents">757.9</text:p>
                    </table:table-cell>
                    <table:table-cell table:style-name="Tabelle3.A1" office:value-type="string">
                      <text:p text:style-name="Table_20_Contents">774.3</text:p>
                    </table:table-cell>
                    <table:table-cell table:style-name="Tabelle3.A1" office:value-type="string">
                      <text:p text:style-name="Table_20_Contents">744.8</text:p>
                    </table:table-cell>
                    <table:table-cell table:style-name="Tabelle3.A1" office:value-type="string">
                      <text:p text:style-name="Table_20_Contents">803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5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V2VuZGxpay8vS2xhdXMtSsO8cmdlbg%3D%3D" office:target-frame-name="_blank" xlink:show="new">Wendlik, Klaus-Jürgen</text:a></text:p>
                    </table:table-cell>
                    <table:table-cell table:style-name="Tabelle3.A1" office:value-type="string">
                      <text:p text:style-name="Table_20_Contents">ESV Oberhausen 1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77</text:p>
                    </table:table-cell>
                    <table:table-cell table:style-name="Tabelle3.A1" office:value-type="string">
                      <text:p text:style-name="Table_20_Contents">6.4</text:p>
                    </table:table-cell>
                    <table:table-cell table:style-name="Tabelle3.A1" office:value-type="string">
                      <text:p text:style-name="Table_20_Contents">8533</text:p>
                    </table:table-cell>
                    <table:table-cell table:style-name="Tabelle3.A1" office:value-type="string">
                      <text:p text:style-name="Table_20_Contents">711.1</text:p>
                    </table:table-cell>
                    <table:table-cell table:style-name="Tabelle3.A1" office:value-type="string">
                      <text:p text:style-name="Table_20_Contents">719.3</text:p>
                    </table:table-cell>
                    <table:table-cell table:style-name="Tabelle3.A1" office:value-type="string">
                      <text:p text:style-name="Table_20_Contents">702.8</text:p>
                    </table:table-cell>
                    <table:table-cell table:style-name="Tabelle3.A1" office:value-type="string">
                      <text:p text:style-name="Table_20_Contents">81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6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TWFzbG8vL01pY2hhZWw%3D" office:target-frame-name="_blank" xlink:show="new">Maslo, Michael</text:a></text:p>
                    </table:table-cell>
                    <table:table-cell table:style-name="Tabelle3.A1" office:value-type="string">
                      <text:p text:style-name="Table_20_Contents">SK 54/59 Essen-Borbeck 1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75</text:p>
                    </table:table-cell>
                    <table:table-cell table:style-name="Tabelle3.A1" office:value-type="string">
                      <text:p text:style-name="Table_20_Contents">6.8</text:p>
                    </table:table-cell>
                    <table:table-cell table:style-name="Tabelle3.A1" office:value-type="string">
                      <text:p text:style-name="Table_20_Contents">8151</text:p>
                    </table:table-cell>
                    <table:table-cell table:style-name="Tabelle3.A1" office:value-type="string">
                      <text:p text:style-name="Table_20_Contents">741.0</text:p>
                    </table:table-cell>
                    <table:table-cell table:style-name="Tabelle3.A1" office:value-type="string">
                      <text:p text:style-name="Table_20_Contents">771.2</text:p>
                    </table:table-cell>
                    <table:table-cell table:style-name="Tabelle3.A1" office:value-type="string">
                      <text:p text:style-name="Table_20_Contents">715.8</text:p>
                    </table:table-cell>
                    <table:table-cell table:style-name="Tabelle3.A1" office:value-type="string">
                      <text:p text:style-name="Table_20_Contents">81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7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Q3lyaWF4Ly9BY2hpbQ%3D%3D" office:target-frame-name="_blank" xlink:show="new">Cyriax, Achim</text:a></text:p>
                    </table:table-cell>
                    <table:table-cell table:style-name="Tabelle3.A1" office:value-type="string">
                      <text:p text:style-name="Table_20_Contents">KSC 71 Saarn 1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74</text:p>
                    </table:table-cell>
                    <table:table-cell table:style-name="Tabelle3.A1" office:value-type="string">
                      <text:p text:style-name="Table_20_Contents">6.2</text:p>
                    </table:table-cell>
                    <table:table-cell table:style-name="Tabelle3.A1" office:value-type="string">
                      <text:p text:style-name="Table_20_Contents">8415</text:p>
                    </table:table-cell>
                    <table:table-cell table:style-name="Tabelle3.A1" office:value-type="string">
                      <text:p text:style-name="Table_20_Contents">701.3</text:p>
                    </table:table-cell>
                    <table:table-cell table:style-name="Tabelle3.A1" office:value-type="string">
                      <text:p text:style-name="Table_20_Contents">701.0</text:p>
                    </table:table-cell>
                    <table:table-cell table:style-name="Tabelle3.A1" office:value-type="string">
                      <text:p text:style-name="Table_20_Contents">701.5</text:p>
                    </table:table-cell>
                    <table:table-cell table:style-name="Tabelle3.A1" office:value-type="string">
                      <text:p text:style-name="Table_20_Contents">76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8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UmlwcGVsLy9NYXR0aGlhcw%3D%3D" office:target-frame-name="_blank" xlink:show="new">Rippel, Matthias</text:a></text:p>
                    </table:table-cell>
                    <table:table-cell table:style-name="Tabelle3.A1" office:value-type="string">
                      <text:p text:style-name="Table_20_Contents">SKV Rees 2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68</text:p>
                    </table:table-cell>
                    <table:table-cell table:style-name="Tabelle3.A1" office:value-type="string">
                      <text:p text:style-name="Table_20_Contents">5.7</text:p>
                    </table:table-cell>
                    <table:table-cell table:style-name="Tabelle3.A1" office:value-type="string">
                      <text:p text:style-name="Table_20_Contents">8621</text:p>
                    </table:table-cell>
                    <table:table-cell table:style-name="Tabelle3.A1" office:value-type="string">
                      <text:p text:style-name="Table_20_Contents">718.4</text:p>
                    </table:table-cell>
                    <table:table-cell table:style-name="Tabelle3.A1" office:value-type="string">
                      <text:p text:style-name="Table_20_Contents">723.7</text:p>
                    </table:table-cell>
                    <table:table-cell table:style-name="Tabelle3.A1" office:value-type="string">
                      <text:p text:style-name="Table_20_Contents">713.2</text:p>
                    </table:table-cell>
                    <table:table-cell table:style-name="Tabelle3.A1" office:value-type="string">
                      <text:p text:style-name="Table_20_Contents">790</text:p>
                    </table:table-cell>
                  </table:table-row>
                  <text:soft-page-break/>
                  <table:table-row>
                    <table:table-cell table:style-name="Tabelle3.A1" office:value-type="string">
                      <text:p text:style-name="Table_20_Contents">19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RG9ocmVuYnVzY2gvL0thcmwtSGVpbno%3D" office:target-frame-name="_blank" xlink:show="new">Dohrenbusch, Karl-Heinz</text:a></text:p>
                    </table:table-cell>
                    <table:table-cell table:style-name="Tabelle3.A1" office:value-type="string">
                      <text:p text:style-name="Table_20_Contents">ESV Oberhausen 1</text:p>
                    </table:table-cell>
                    <table:table-cell table:style-name="Tabelle3.A1" office:value-type="string">
                      <text:p text:style-name="Table_20_Contents">9</text:p>
                    </table:table-cell>
                    <table:table-cell table:style-name="Tabelle3.A1" office:value-type="string">
                      <text:p text:style-name="Table_20_Contents">65</text:p>
                    </table:table-cell>
                    <table:table-cell table:style-name="Tabelle3.A1" office:value-type="string">
                      <text:p text:style-name="Table_20_Contents">7.2</text:p>
                    </table:table-cell>
                    <table:table-cell table:style-name="Tabelle3.A1" office:value-type="string">
                      <text:p text:style-name="Table_20_Contents">6510</text:p>
                    </table:table-cell>
                    <table:table-cell table:style-name="Tabelle3.A1" office:value-type="string">
                      <text:p text:style-name="Table_20_Contents">723.3</text:p>
                    </table:table-cell>
                    <table:table-cell table:style-name="Tabelle3.A1" office:value-type="string">
                      <text:p text:style-name="Table_20_Contents">730.6</text:p>
                    </table:table-cell>
                    <table:table-cell table:style-name="Tabelle3.A1" office:value-type="string">
                      <text:p text:style-name="Table_20_Contents">714.3</text:p>
                    </table:table-cell>
                    <table:table-cell table:style-name="Tabelle3.A1" office:value-type="string">
                      <text:p text:style-name="Table_20_Contents">743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0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V29qdGFub3dza2kvL1dvbGZnYW5n" office:target-frame-name="_blank" xlink:show="new">Wojtanowski, Wolfgang</text:a></text:p>
                    </table:table-cell>
                    <table:table-cell table:style-name="Tabelle3.A1" office:value-type="string">
                      <text:p text:style-name="Table_20_Contents">BW 61 Mülheim 2</text:p>
                    </table:table-cell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65</text:p>
                    </table:table-cell>
                    <table:table-cell table:style-name="Tabelle3.A1" office:value-type="string">
                      <text:p text:style-name="Table_20_Contents">6.5</text:p>
                    </table:table-cell>
                    <table:table-cell table:style-name="Tabelle3.A1" office:value-type="string">
                      <text:p text:style-name="Table_20_Contents">7167</text:p>
                    </table:table-cell>
                    <table:table-cell table:style-name="Tabelle3.A1" office:value-type="string">
                      <text:p text:style-name="Table_20_Contents">716.7</text:p>
                    </table:table-cell>
                    <table:table-cell table:style-name="Tabelle3.A1" office:value-type="string">
                      <text:p text:style-name="Table_20_Contents">706.0</text:p>
                    </table:table-cell>
                    <table:table-cell table:style-name="Tabelle3.A1" office:value-type="string">
                      <text:p text:style-name="Table_20_Contents">727.4</text:p>
                    </table:table-cell>
                    <table:table-cell table:style-name="Tabelle3.A1" office:value-type="string">
                      <text:p text:style-name="Table_20_Contents">76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1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Qmxhc2Noa2UvL1JvbGFuZA%3D%3D" office:target-frame-name="_blank" xlink:show="new">Blaschke, Roland</text:a></text:p>
                    </table:table-cell>
                    <table:table-cell table:style-name="Tabelle3.A1" office:value-type="string">
                      <text:p text:style-name="Table_20_Contents">SK 54/59 Essen-Borbeck 1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64</text:p>
                    </table:table-cell>
                    <table:table-cell table:style-name="Tabelle3.A1" office:value-type="string">
                      <text:p text:style-name="Table_20_Contents">5.8</text:p>
                    </table:table-cell>
                    <table:table-cell table:style-name="Tabelle3.A1" office:value-type="string">
                      <text:p text:style-name="Table_20_Contents">8047</text:p>
                    </table:table-cell>
                    <table:table-cell table:style-name="Tabelle3.A1" office:value-type="string">
                      <text:p text:style-name="Table_20_Contents">731.5</text:p>
                    </table:table-cell>
                    <table:table-cell table:style-name="Tabelle3.A1" office:value-type="string">
                      <text:p text:style-name="Table_20_Contents">747.2</text:p>
                    </table:table-cell>
                    <table:table-cell table:style-name="Tabelle3.A1" office:value-type="string">
                      <text:p text:style-name="Table_20_Contents">712.8</text:p>
                    </table:table-cell>
                    <table:table-cell table:style-name="Tabelle3.A1" office:value-type="string">
                      <text:p text:style-name="Table_20_Contents">78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2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SmFrb2IvL01hcmlv" office:target-frame-name="_blank" xlink:show="new">Jakob, Mario</text:a></text:p>
                    </table:table-cell>
                    <table:table-cell table:style-name="Tabelle3.A1" office:value-type="string">
                      <text:p text:style-name="Table_20_Contents">KSC Harmonie Duisburg 2</text:p>
                    </table:table-cell>
                    <table:table-cell table:style-name="Tabelle3.A1" office:value-type="string">
                      <text:p text:style-name="Table_20_Contents">7</text:p>
                    </table:table-cell>
                    <table:table-cell table:style-name="Tabelle3.A1" office:value-type="string">
                      <text:p text:style-name="Table_20_Contents">62</text:p>
                    </table:table-cell>
                    <table:table-cell table:style-name="Tabelle3.A1" office:value-type="string">
                      <text:p text:style-name="Table_20_Contents">8.9</text:p>
                    </table:table-cell>
                    <table:table-cell table:style-name="Tabelle3.A1" office:value-type="string">
                      <text:p text:style-name="Table_20_Contents">5172</text:p>
                    </table:table-cell>
                    <table:table-cell table:style-name="Tabelle3.A1" office:value-type="string">
                      <text:p text:style-name="Table_20_Contents">738.9</text:p>
                    </table:table-cell>
                    <table:table-cell table:style-name="Tabelle3.A1" office:value-type="string">
                      <text:p text:style-name="Table_20_Contents">729.7</text:p>
                    </table:table-cell>
                    <table:table-cell table:style-name="Tabelle3.A1" office:value-type="string">
                      <text:p text:style-name="Table_20_Contents">745.8</text:p>
                    </table:table-cell>
                    <table:table-cell table:style-name="Tabelle3.A1" office:value-type="string">
                      <text:p text:style-name="Table_20_Contents">78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3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V8O8cmcvL1JvbGY%3D" office:target-frame-name="_blank" xlink:show="new">Würg, Rolf</text:a></text:p>
                    </table:table-cell>
                    <table:table-cell table:style-name="Tabelle3.A1" office:value-type="string">
                      <text:p text:style-name="Table_20_Contents">KSC Harmonie Duisburg 2</text:p>
                    </table:table-cell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58</text:p>
                    </table:table-cell>
                    <table:table-cell table:style-name="Tabelle3.A1" office:value-type="string">
                      <text:p text:style-name="Table_20_Contents">5.8</text:p>
                    </table:table-cell>
                    <table:table-cell table:style-name="Tabelle3.A1" office:value-type="string">
                      <text:p text:style-name="Table_20_Contents">6979</text:p>
                    </table:table-cell>
                    <table:table-cell table:style-name="Tabelle3.A1" office:value-type="string">
                      <text:p text:style-name="Table_20_Contents">697.9</text:p>
                    </table:table-cell>
                    <table:table-cell table:style-name="Tabelle3.A1" office:value-type="string">
                      <text:p text:style-name="Table_20_Contents">712.8</text:p>
                    </table:table-cell>
                    <table:table-cell table:style-name="Tabelle3.A1" office:value-type="string">
                      <text:p text:style-name="Table_20_Contents">683.0</text:p>
                    </table:table-cell>
                    <table:table-cell table:style-name="Tabelle3.A1" office:value-type="string">
                      <text:p text:style-name="Table_20_Contents">73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4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S290dGthbXAvL0hlcmliZXJ0" office:target-frame-name="_blank" xlink:show="new">Kottkamp, Heribert</text:a></text:p>
                    </table:table-cell>
                    <table:table-cell table:style-name="Tabelle3.A1" office:value-type="string">
                      <text:p text:style-name="Table_20_Contents">ESV Oberhausen 1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58</text:p>
                    </table:table-cell>
                    <table:table-cell table:style-name="Tabelle3.A1" office:value-type="string">
                      <text:p text:style-name="Table_20_Contents">5.3</text:p>
                    </table:table-cell>
                    <table:table-cell table:style-name="Tabelle3.A1" office:value-type="string">
                      <text:p text:style-name="Table_20_Contents">7722</text:p>
                    </table:table-cell>
                    <table:table-cell table:style-name="Tabelle3.A1" office:value-type="string">
                      <text:p text:style-name="Table_20_Contents">702.0</text:p>
                    </table:table-cell>
                    <table:table-cell table:style-name="Tabelle3.A1" office:value-type="string">
                      <text:p text:style-name="Table_20_Contents">697.7</text:p>
                    </table:table-cell>
                    <table:table-cell table:style-name="Tabelle3.A1" office:value-type="string">
                      <text:p text:style-name="Table_20_Contents">707.2</text:p>
                    </table:table-cell>
                    <table:table-cell table:style-name="Tabelle3.A1" office:value-type="string">
                      <text:p text:style-name="Table_20_Contents">753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5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TWFydGluaS8vRGlyaw%3D%3D" office:target-frame-name="_blank" xlink:show="new">Martini, Dirk</text:a></text:p>
                    </table:table-cell>
                    <table:table-cell table:style-name="Tabelle3.A1" office:value-type="string">
                      <text:p text:style-name="Table_20_Contents">KSC Harmonie Duisburg 2</text:p>
                    </table:table-cell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56</text:p>
                    </table:table-cell>
                    <table:table-cell table:style-name="Tabelle3.A1" office:value-type="string">
                      <text:p text:style-name="Table_20_Contents">5.6</text:p>
                    </table:table-cell>
                    <table:table-cell table:style-name="Tabelle3.A1" office:value-type="string">
                      <text:p text:style-name="Table_20_Contents">7007</text:p>
                    </table:table-cell>
                    <table:table-cell table:style-name="Tabelle3.A1" office:value-type="string">
                      <text:p text:style-name="Table_20_Contents">700.7</text:p>
                    </table:table-cell>
                    <table:table-cell table:style-name="Tabelle3.A1" office:value-type="string">
                      <text:p text:style-name="Table_20_Contents">706.6</text:p>
                    </table:table-cell>
                    <table:table-cell table:style-name="Tabelle3.A1" office:value-type="string">
                      <text:p text:style-name="Table_20_Contents">694.8</text:p>
                    </table:table-cell>
                    <table:table-cell table:style-name="Tabelle3.A1" office:value-type="string">
                      <text:p text:style-name="Table_20_Contents">75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6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RWxzbmVyLy9DaHJpc3RpYW4%3D" office:target-frame-name="_blank" xlink:show="new">Elsner, Christian</text:a></text:p>
                    </table:table-cell>
                    <table:table-cell table:style-name="Tabelle3.A1" office:value-type="string">
                      <text:p text:style-name="Table_20_Contents">SK 54/59 Essen-Borbeck 1</text:p>
                    </table:table-cell>
                    <table:table-cell table:style-name="Tabelle3.A1" office:value-type="string">
                      <text:p text:style-name="Table_20_Contents">7</text:p>
                    </table:table-cell>
                    <table:table-cell table:style-name="Tabelle3.A1" office:value-type="string">
                      <text:p text:style-name="Table_20_Contents">55</text:p>
                    </table:table-cell>
                    <table:table-cell table:style-name="Tabelle3.A1" office:value-type="string">
                      <text:p text:style-name="Table_20_Contents">7.9</text:p>
                    </table:table-cell>
                    <table:table-cell table:style-name="Tabelle3.A1" office:value-type="string">
                      <text:p text:style-name="Table_20_Contents">5334</text:p>
                    </table:table-cell>
                    <table:table-cell table:style-name="Tabelle3.A1" office:value-type="string">
                      <text:p text:style-name="Table_20_Contents">762.0</text:p>
                    </table:table-cell>
                    <table:table-cell table:style-name="Tabelle3.A1" office:value-type="string">
                      <text:p text:style-name="Table_20_Contents">776.8</text:p>
                    </table:table-cell>
                    <table:table-cell table:style-name="Tabelle3.A1" office:value-type="string">
                      <text:p text:style-name="Table_20_Contents">742.3</text:p>
                    </table:table-cell>
                    <table:table-cell table:style-name="Tabelle3.A1" office:value-type="string">
                      <text:p text:style-name="Table_20_Contents">80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7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UmlwcGVsLy9MdWthcw%3D%3D" office:target-frame-name="_blank" xlink:show="new">Rippel, Lukas</text:a></text:p>
                    </table:table-cell>
                    <table:table-cell table:style-name="Tabelle3.A1" office:value-type="string">
                      <text:p text:style-name="Table_20_Contents">SKV Rees 2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54</text:p>
                    </table:table-cell>
                    <table:table-cell table:style-name="Tabelle3.A1" office:value-type="string">
                      <text:p text:style-name="Table_20_Contents">4.9</text:p>
                    </table:table-cell>
                    <table:table-cell table:style-name="Tabelle3.A1" office:value-type="string">
                      <text:p text:style-name="Table_20_Contents">7838</text:p>
                    </table:table-cell>
                    <table:table-cell table:style-name="Tabelle3.A1" office:value-type="string">
                      <text:p text:style-name="Table_20_Contents">712.5</text:p>
                    </table:table-cell>
                    <table:table-cell table:style-name="Tabelle3.A1" office:value-type="string">
                      <text:p text:style-name="Table_20_Contents">740.0</text:p>
                    </table:table-cell>
                    <table:table-cell table:style-name="Tabelle3.A1" office:value-type="string">
                      <text:p text:style-name="Table_20_Contents">689.7</text:p>
                    </table:table-cell>
                    <table:table-cell table:style-name="Tabelle3.A1" office:value-type="string">
                      <text:p text:style-name="Table_20_Contents">76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8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dmFuIExpZXIvL01pY2hhZWw%3D" office:target-frame-name="_blank" xlink:show="new">van Lier, Michael</text:a></text:p>
                    </table:table-cell>
                    <table:table-cell table:style-name="Tabelle3.A1" office:value-type="string">
                      <text:p text:style-name="Table_20_Contents">SKV Rees 2</text:p>
                    </table:table-cell>
                    <table:table-cell table:style-name="Tabelle3.A1" office:value-type="string">
                      <text:p text:style-name="Table_20_Contents">8</text:p>
                    </table:table-cell>
                    <table:table-cell table:style-name="Tabelle3.A1" office:value-type="string">
                      <text:p text:style-name="Table_20_Contents">53</text:p>
                    </table:table-cell>
                    <table:table-cell table:style-name="Tabelle3.A1" office:value-type="string">
                      <text:p text:style-name="Table_20_Contents">6.6</text:p>
                    </table:table-cell>
                    <table:table-cell table:style-name="Tabelle3.A1" office:value-type="string">
                      <text:p text:style-name="Table_20_Contents">5754</text:p>
                    </table:table-cell>
                    <table:table-cell table:style-name="Tabelle3.A1" office:value-type="string">
                      <text:p text:style-name="Table_20_Contents">719.3</text:p>
                    </table:table-cell>
                    <table:table-cell table:style-name="Tabelle3.A1" office:value-type="string">
                      <text:p text:style-name="Table_20_Contents">720.7</text:p>
                    </table:table-cell>
                    <table:table-cell table:style-name="Tabelle3.A1" office:value-type="string">
                      <text:p text:style-name="Table_20_Contents">718.4</text:p>
                    </table:table-cell>
                    <table:table-cell table:style-name="Tabelle3.A1" office:value-type="string">
                      <text:p text:style-name="Table_20_Contents">795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9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U29iY3phay8vV2lsZnJpZWQ%3D" office:target-frame-name="_blank" xlink:show="new">Sobczak, Wilfried</text:a></text:p>
                    </table:table-cell>
                    <table:table-cell table:style-name="Tabelle3.A1" office:value-type="string">
                      <text:p text:style-name="Table_20_Contents">SK Kamp-Lintfort 4</text:p>
                    </table:table-cell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52</text:p>
                    </table:table-cell>
                    <table:table-cell table:style-name="Tabelle3.A1" office:value-type="string">
                      <text:p text:style-name="Table_20_Contents">5.2</text:p>
                    </table:table-cell>
                    <table:table-cell table:style-name="Tabelle3.A1" office:value-type="string">
                      <text:p text:style-name="Table_20_Contents">7212</text:p>
                    </table:table-cell>
                    <table:table-cell table:style-name="Tabelle3.A1" office:value-type="string">
                      <text:p text:style-name="Table_20_Contents">721.2</text:p>
                    </table:table-cell>
                    <table:table-cell table:style-name="Tabelle3.A1" office:value-type="string">
                      <text:p text:style-name="Table_20_Contents">739.0</text:p>
                    </table:table-cell>
                    <table:table-cell table:style-name="Tabelle3.A1" office:value-type="string">
                      <text:p text:style-name="Table_20_Contents">694.5</text:p>
                    </table:table-cell>
                    <table:table-cell table:style-name="Tabelle3.A1" office:value-type="string">
                      <text:p text:style-name="Table_20_Contents">763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0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S3JpZWdlbC8vSsO2cmc%3D" office:target-frame-name="_blank" xlink:show="new">Kriegel, Jörg</text:a></text:p>
                    </table:table-cell>
                    <table:table-cell table:style-name="Tabelle3.A1" office:value-type="string">
                      <text:p text:style-name="Table_20_Contents">SK 54/59 Essen-Borbeck 1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47</text:p>
                    </table:table-cell>
                    <table:table-cell table:style-name="Tabelle3.A1" office:value-type="string">
                      <text:p text:style-name="Table_20_Contents">4.3</text:p>
                    </table:table-cell>
                    <table:table-cell table:style-name="Tabelle3.A1" office:value-type="string">
                      <text:p text:style-name="Table_20_Contents">7940</text:p>
                    </table:table-cell>
                    <table:table-cell table:style-name="Tabelle3.A1" office:value-type="string">
                      <text:p text:style-name="Table_20_Contents">721.8</text:p>
                    </table:table-cell>
                    <table:table-cell table:style-name="Tabelle3.A1" office:value-type="string">
                      <text:p text:style-name="Table_20_Contents">726.8</text:p>
                    </table:table-cell>
                    <table:table-cell table:style-name="Tabelle3.A1" office:value-type="string">
                      <text:p text:style-name="Table_20_Contents">717.7</text:p>
                    </table:table-cell>
                    <table:table-cell table:style-name="Tabelle3.A1" office:value-type="string">
                      <text:p text:style-name="Table_20_Contents">76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1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QnJhY3VuLy9GcmllZGhlbG0%3D" office:target-frame-name="_blank" xlink:show="new">Bracun, Friedhelm</text:a></text:p>
                    </table:table-cell>
                    <table:table-cell table:style-name="Tabelle3.A1" office:value-type="string">
                      <text:p text:style-name="Table_20_Contents">SK Kamp-Lintfort 4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46</text:p>
                    </table:table-cell>
                    <table:table-cell table:style-name="Tabelle3.A1" office:value-type="string">
                      <text:p text:style-name="Table_20_Contents">4.2</text:p>
                    </table:table-cell>
                    <table:table-cell table:style-name="Tabelle3.A1" office:value-type="string">
                      <text:p text:style-name="Table_20_Contents">7715</text:p>
                    </table:table-cell>
                    <table:table-cell table:style-name="Tabelle3.A1" office:value-type="string">
                      <text:p text:style-name="Table_20_Contents">701.4</text:p>
                    </table:table-cell>
                    <table:table-cell table:style-name="Tabelle3.A1" office:value-type="string">
                      <text:p text:style-name="Table_20_Contents">727.3</text:p>
                    </table:table-cell>
                    <table:table-cell table:style-name="Tabelle3.A1" office:value-type="string">
                      <text:p text:style-name="Table_20_Contents">670.2</text:p>
                    </table:table-cell>
                    <table:table-cell table:style-name="Tabelle3.A1" office:value-type="string">
                      <text:p text:style-name="Table_20_Contents">769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2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U3BhdGgvL0FudG9u" office:target-frame-name="_blank" xlink:show="new">Spath, Anton</text:a></text:p>
                    </table:table-cell>
                    <table:table-cell table:style-name="Tabelle3.A1" office:value-type="string">
                      <text:p text:style-name="Table_20_Contents">SK Kamp-Lintfort 4</text:p>
                    </table:table-cell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44</text:p>
                    </table:table-cell>
                    <table:table-cell table:style-name="Tabelle3.A1" office:value-type="string">
                      <text:p text:style-name="Table_20_Contents">4.4</text:p>
                    </table:table-cell>
                    <table:table-cell table:style-name="Tabelle3.A1" office:value-type="string">
                      <text:p text:style-name="Table_20_Contents">7019</text:p>
                    </table:table-cell>
                    <table:table-cell table:style-name="Tabelle3.A1" office:value-type="string">
                      <text:p text:style-name="Table_20_Contents">701.9</text:p>
                    </table:table-cell>
                    <table:table-cell table:style-name="Tabelle3.A1" office:value-type="string">
                      <text:p text:style-name="Table_20_Contents">713.6</text:p>
                    </table:table-cell>
                    <table:table-cell table:style-name="Tabelle3.A1" office:value-type="string">
                      <text:p text:style-name="Table_20_Contents">690.2</text:p>
                    </table:table-cell>
                    <table:table-cell table:style-name="Tabelle3.A1" office:value-type="string">
                      <text:p text:style-name="Table_20_Contents">757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3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R2lldHplbi8vSG9sZ2Vy" office:target-frame-name="_blank" xlink:show="new">Gietzen, Holger</text:a></text:p>
                    </table:table-cell>
                    <table:table-cell table:style-name="Tabelle3.A1" office:value-type="string">
                      <text:p text:style-name="Table_20_Contents">BW 61 Mülheim 2</text:p>
                    </table:table-cell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44</text:p>
                    </table:table-cell>
                    <table:table-cell table:style-name="Tabelle3.A1" office:value-type="string">
                      <text:p text:style-name="Table_20_Contents">4.4</text:p>
                    </table:table-cell>
                    <table:table-cell table:style-name="Tabelle3.A1" office:value-type="string">
                      <text:p text:style-name="Table_20_Contents">6816</text:p>
                    </table:table-cell>
                    <table:table-cell table:style-name="Tabelle3.A1" office:value-type="string">
                      <text:p text:style-name="Table_20_Contents">681.6</text:p>
                    </table:table-cell>
                    <table:table-cell table:style-name="Tabelle3.A1" office:value-type="string">
                      <text:p text:style-name="Table_20_Contents">700.8</text:p>
                    </table:table-cell>
                    <table:table-cell table:style-name="Tabelle3.A1" office:value-type="string">
                      <text:p text:style-name="Table_20_Contents">662.4</text:p>
                    </table:table-cell>
                    <table:table-cell table:style-name="Tabelle3.A1" office:value-type="string">
                      <text:p text:style-name="Table_20_Contents">72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4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SmFjb2JzLy9MZW9uaGFyZA%3D%3D" office:target-frame-name="_blank" xlink:show="new">Jacobs, Leonhard</text:a></text:p>
                    </table:table-cell>
                    <table:table-cell table:style-name="Tabelle3.A1" office:value-type="string">
                      <text:p text:style-name="Table_20_Contents">BW 61 Mülheim 2</text:p>
                    </table:table-cell>
                    <table:table-cell table:style-name="Tabelle3.A1" office:value-type="string">
                      <text:p text:style-name="Table_20_Contents">6</text:p>
                    </table:table-cell>
                    <table:table-cell table:style-name="Tabelle3.A1" office:value-type="string">
                      <text:p text:style-name="Table_20_Contents">42</text:p>
                    </table:table-cell>
                    <table:table-cell table:style-name="Tabelle3.A1" office:value-type="string">
                      <text:p text:style-name="Table_20_Contents">7.0</text:p>
                    </table:table-cell>
                    <table:table-cell table:style-name="Tabelle3.A1" office:value-type="string">
                      <text:p text:style-name="Table_20_Contents">4248</text:p>
                    </table:table-cell>
                    <table:table-cell table:style-name="Tabelle3.A1" office:value-type="string">
                      <text:p text:style-name="Table_20_Contents">708.0</text:p>
                    </table:table-cell>
                    <table:table-cell table:style-name="Tabelle3.A1" office:value-type="string">
                      <text:p text:style-name="Table_20_Contents">717.4</text:p>
                    </table:table-cell>
                    <table:table-cell table:style-name="Tabelle3.A1" office:value-type="string">
                      <text:p text:style-name="Table_20_Contents">661.0</text:p>
                    </table:table-cell>
                    <table:table-cell table:style-name="Tabelle3.A1" office:value-type="string">
                      <text:p text:style-name="Table_20_Contents">73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5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dmFuIGRlIExvY2h0Ly9SZW5l" office:target-frame-name="_blank" xlink:show="new">van de Locht, Rene</text:a></text:p>
                    </table:table-cell>
                    <table:table-cell table:style-name="Tabelle3.A1" office:value-type="string">
                      <text:p text:style-name="Table_20_Contents">SKV Rees 2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41</text:p>
                    </table:table-cell>
                    <table:table-cell table:style-name="Tabelle3.A1" office:value-type="string">
                      <text:p text:style-name="Table_20_Contents">3.4</text:p>
                    </table:table-cell>
                    <table:table-cell table:style-name="Tabelle3.A1" office:value-type="string">
                      <text:p text:style-name="Table_20_Contents">8312</text:p>
                    </table:table-cell>
                    <table:table-cell table:style-name="Tabelle3.A1" office:value-type="string">
                      <text:p text:style-name="Table_20_Contents">692.7</text:p>
                    </table:table-cell>
                    <table:table-cell table:style-name="Tabelle3.A1" office:value-type="string">
                      <text:p text:style-name="Table_20_Contents">688.2</text:p>
                    </table:table-cell>
                    <table:table-cell table:style-name="Tabelle3.A1" office:value-type="string">
                      <text:p text:style-name="Table_20_Contents">697.2</text:p>
                    </table:table-cell>
                    <table:table-cell table:style-name="Tabelle3.A1" office:value-type="string">
                      <text:p text:style-name="Table_20_Contents">75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6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QmxhbmtlbmhlaW0vL1BldGVy" office:target-frame-name="_blank" xlink:show="new">Blankenheim, Peter</text:a></text:p>
                    </table:table-cell>
                    <table:table-cell table:style-name="Tabelle3.A1" office:value-type="string">
                      <text:p text:style-name="Table_20_Contents">KSC Harmonie Duisburg 2</text:p>
                    </table:table-cell>
                    <table:table-cell table:style-name="Tabelle3.A1" office:value-type="string">
                      <text:p text:style-name="Table_20_Contents">8</text:p>
                    </table:table-cell>
                    <table:table-cell table:style-name="Tabelle3.A1" office:value-type="string">
                      <text:p text:style-name="Table_20_Contents">40</text:p>
                    </table:table-cell>
                    <table:table-cell table:style-name="Tabelle3.A1" office:value-type="string">
                      <text:p text:style-name="Table_20_Contents">5.0</text:p>
                    </table:table-cell>
                    <table:table-cell table:style-name="Tabelle3.A1" office:value-type="string">
                      <text:p text:style-name="Table_20_Contents">5601</text:p>
                    </table:table-cell>
                    <table:table-cell table:style-name="Tabelle3.A1" office:value-type="string">
                      <text:p text:style-name="Table_20_Contents">700.1</text:p>
                    </table:table-cell>
                    <table:table-cell table:style-name="Tabelle3.A1" office:value-type="string">
                      <text:p text:style-name="Table_20_Contents">700.8</text:p>
                    </table:table-cell>
                    <table:table-cell table:style-name="Tabelle3.A1" office:value-type="string">
                      <text:p text:style-name="Table_20_Contents">699.5</text:p>
                    </table:table-cell>
                    <table:table-cell table:style-name="Tabelle3.A1" office:value-type="string">
                      <text:p text:style-name="Table_20_Contents">735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7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Q2hlbWVsbG8vL01pa2U%3D" office:target-frame-name="_blank" xlink:show="new">Chemello, Mike</text:a></text:p>
                    </table:table-cell>
                    <table:table-cell table:style-name="Tabelle3.A1" office:value-type="string">
                      <text:p text:style-name="Table_20_Contents">SK Kamp-Lintfort 4</text:p>
                    </table:table-cell>
                    <table:table-cell table:style-name="Tabelle3.A1" office:value-type="string">
                      <text:p text:style-name="Table_20_Contents">8</text:p>
                    </table:table-cell>
                    <table:table-cell table:style-name="Tabelle3.A1" office:value-type="string">
                      <text:p text:style-name="Table_20_Contents">40</text:p>
                    </table:table-cell>
                    <table:table-cell table:style-name="Tabelle3.A1" office:value-type="string">
                      <text:p text:style-name="Table_20_Contents">5.0</text:p>
                    </table:table-cell>
                    <table:table-cell table:style-name="Tabelle3.A1" office:value-type="string">
                      <text:p text:style-name="Table_20_Contents">5683</text:p>
                    </table:table-cell>
                    <table:table-cell table:style-name="Tabelle3.A1" office:value-type="string">
                      <text:p text:style-name="Table_20_Contents">710.4</text:p>
                    </table:table-cell>
                    <table:table-cell table:style-name="Tabelle3.A1" office:value-type="string">
                      <text:p text:style-name="Table_20_Contents">732.3</text:p>
                    </table:table-cell>
                    <table:table-cell table:style-name="Tabelle3.A1" office:value-type="string">
                      <text:p text:style-name="Table_20_Contents">688.5</text:p>
                    </table:table-cell>
                    <table:table-cell table:style-name="Tabelle3.A1" office:value-type="string">
                      <text:p text:style-name="Table_20_Contents">78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8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QmVybnNlZS8vRG9taW5paw%3D%3D" office:target-frame-name="_blank" xlink:show="new">Bernsee, Dominik</text:a></text:p>
                    </table:table-cell>
                    <table:table-cell table:style-name="Tabelle3.A1" office:value-type="string">
                      <text:p text:style-name="Table_20_Contents">KSC 71 Saarn 1</text:p>
                    </table:table-cell>
                    <table:table-cell table:style-name="Tabelle3.A1" office:value-type="string">
                      <text:p text:style-name="Table_20_Contents">5</text:p>
                    </table:table-cell>
                    <table:table-cell table:style-name="Tabelle3.A1" office:value-type="string">
                      <text:p text:style-name="Table_20_Contents">39</text:p>
                    </table:table-cell>
                    <table:table-cell table:style-name="Tabelle3.A1" office:value-type="string">
                      <text:p text:style-name="Table_20_Contents">7.8</text:p>
                    </table:table-cell>
                    <table:table-cell table:style-name="Tabelle3.A1" office:value-type="string">
                      <text:p text:style-name="Table_20_Contents">3612</text:p>
                    </table:table-cell>
                    <table:table-cell table:style-name="Tabelle3.A1" office:value-type="string">
                      <text:p text:style-name="Table_20_Contents">722.4</text:p>
                    </table:table-cell>
                    <table:table-cell table:style-name="Tabelle3.A1" office:value-type="string">
                      <text:p text:style-name="Table_20_Contents">718.3</text:p>
                    </table:table-cell>
                    <table:table-cell table:style-name="Tabelle3.A1" office:value-type="string">
                      <text:p text:style-name="Table_20_Contents">728.5</text:p>
                    </table:table-cell>
                    <table:table-cell table:style-name="Tabelle3.A1" office:value-type="string">
                      <text:p text:style-name="Table_20_Contents">766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9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VmVlbG1hbm4vL0xvdGhhcg%3D%3D" office:target-frame-name="_blank" xlink:show="new">Veelmann, Lothar</text:a></text:p>
                    </table:table-cell>
                    <table:table-cell table:style-name="Tabelle3.A1" office:value-type="string">
                      <text:p text:style-name="Table_20_Contents">ESV Oberhausen 1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37</text:p>
                    </table:table-cell>
                    <table:table-cell table:style-name="Tabelle3.A1" office:value-type="string">
                      <text:p text:style-name="Table_20_Contents">3.4</text:p>
                    </table:table-cell>
                    <table:table-cell table:style-name="Tabelle3.A1" office:value-type="string">
                      <text:p text:style-name="Table_20_Contents">7370</text:p>
                    </table:table-cell>
                    <table:table-cell table:style-name="Tabelle3.A1" office:value-type="string">
                      <text:p text:style-name="Table_20_Contents">670.0</text:p>
                    </table:table-cell>
                    <table:table-cell table:style-name="Tabelle3.A1" office:value-type="string">
                      <text:p text:style-name="Table_20_Contents">677.8</text:p>
                    </table:table-cell>
                    <table:table-cell table:style-name="Tabelle3.A1" office:value-type="string">
                      <text:p text:style-name="Table_20_Contents">660.6</text:p>
                    </table:table-cell>
                    <table:table-cell table:style-name="Tabelle3.A1" office:value-type="string">
                      <text:p text:style-name="Table_20_Contents">74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0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RGFobWVuLy9PbGl2ZXI%3D" office:target-frame-name="_blank" xlink:show="new">Dahmen, Oliver</text:a></text:p>
                    </table:table-cell>
                    <table:table-cell table:style-name="Tabelle3.A1" office:value-type="string">
                      <text:p text:style-name="Table_20_Contents">SKV Rees 2</text:p>
                    </table:table-cell>
                    <table:table-cell table:style-name="Tabelle3.A1" office:value-type="string">
                      <text:p text:style-name="Table_20_Contents">3</text:p>
                    </table:table-cell>
                    <table:table-cell table:style-name="Tabelle3.A1" office:value-type="string">
                      <text:p text:style-name="Table_20_Contents">33</text:p>
                    </table:table-cell>
                    <table:table-cell table:style-name="Tabelle3.A1" office:value-type="string">
                      <text:p text:style-name="Table_20_Contents">11.0</text:p>
                    </table:table-cell>
                    <table:table-cell table:style-name="Tabelle3.A1" office:value-type="string">
                      <text:p text:style-name="Table_20_Contents">2373</text:p>
                    </table:table-cell>
                    <table:table-cell table:style-name="Tabelle3.A1" office:value-type="string">
                      <text:p text:style-name="Table_20_Contents">791.0</text:p>
                    </table:table-cell>
                    <table:table-cell table:style-name="Tabelle3.A1" office:value-type="string">
                      <text:p text:style-name="Table_20_Contents">791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81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1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U2lja2luZy8vRXdhbGQ%3D" office:target-frame-name="_blank" xlink:show="new">Sicking, Ewald</text:a></text:p>
                    </table:table-cell>
                    <table:table-cell table:style-name="Tabelle3.A1" office:value-type="string">
                      <text:p text:style-name="Table_20_Contents">BW 61 Mülheim 2</text:p>
                    </table:table-cell>
                    <table:table-cell table:style-name="Tabelle3.A1" office:value-type="string">
                      <text:p text:style-name="Table_20_Contents">7</text:p>
                    </table:table-cell>
                    <table:table-cell table:style-name="Tabelle3.A1" office:value-type="string">
                      <text:p text:style-name="Table_20_Contents">29</text:p>
                    </table:table-cell>
                    <table:table-cell table:style-name="Tabelle3.A1" office:value-type="string">
                      <text:p text:style-name="Table_20_Contents">4.1</text:p>
                    </table:table-cell>
                    <table:table-cell table:style-name="Tabelle3.A1" office:value-type="string">
                      <text:p text:style-name="Table_20_Contents">4852</text:p>
                    </table:table-cell>
                    <table:table-cell table:style-name="Tabelle3.A1" office:value-type="string">
                      <text:p text:style-name="Table_20_Contents">693.1</text:p>
                    </table:table-cell>
                    <table:table-cell table:style-name="Tabelle3.A1" office:value-type="string">
                      <text:p text:style-name="Table_20_Contents">690.5</text:p>
                    </table:table-cell>
                    <table:table-cell table:style-name="Tabelle3.A1" office:value-type="string">
                      <text:p text:style-name="Table_20_Contents">696.7</text:p>
                    </table:table-cell>
                    <table:table-cell table:style-name="Tabelle3.A1" office:value-type="string">
                      <text:p text:style-name="Table_20_Contents">725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2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QXJtb255cy8vR8O8bnRoZXI%3D" office:target-frame-name="_blank" xlink:show="new">Armonys, Günther</text:a></text:p>
                    </table:table-cell>
                    <table:table-cell table:style-name="Tabelle3.A1" office:value-type="string">
                      <text:p text:style-name="Table_20_Contents">KSC Harmonie Duisburg 2</text:p>
                    </table:table-cell>
                    <table:table-cell table:style-name="Tabelle3.A1" office:value-type="string">
                      <text:p text:style-name="Table_20_Contents">5</text:p>
                    </table:table-cell>
                    <table:table-cell table:style-name="Tabelle3.A1" office:value-type="string">
                      <text:p text:style-name="Table_20_Contents">27</text:p>
                    </table:table-cell>
                    <table:table-cell table:style-name="Tabelle3.A1" office:value-type="string">
                      <text:p text:style-name="Table_20_Contents">5.4</text:p>
                    </table:table-cell>
                    <table:table-cell table:style-name="Tabelle3.A1" office:value-type="string">
                      <text:p text:style-name="Table_20_Contents">3469</text:p>
                    </table:table-cell>
                    <table:table-cell table:style-name="Tabelle3.A1" office:value-type="string">
                      <text:p text:style-name="Table_20_Contents">693.8</text:p>
                    </table:table-cell>
                    <table:table-cell table:style-name="Tabelle3.A1" office:value-type="string">
                      <text:p text:style-name="Table_20_Contents">695.0</text:p>
                    </table:table-cell>
                    <table:table-cell table:style-name="Tabelle3.A1" office:value-type="string">
                      <text:p text:style-name="Table_20_Contents">693.0</text:p>
                    </table:table-cell>
                    <table:table-cell table:style-name="Tabelle3.A1" office:value-type="string">
                      <text:p text:style-name="Table_20_Contents">716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3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QW1icm9zaXVzLy9QZXRlcg%3D%3D" office:target-frame-name="_blank" xlink:show="new">Ambrosius, Peter</text:a></text:p>
                    </table:table-cell>
                    <table:table-cell table:style-name="Tabelle3.A1" office:value-type="string">
                      <text:p text:style-name="Table_20_Contents">KSC Harmonie Duisburg 2</text:p>
                    </table:table-cell>
                    <table:table-cell table:style-name="Tabelle3.A1" office:value-type="string">
                      <text:p text:style-name="Table_20_Contents">6</text:p>
                    </table:table-cell>
                    <table:table-cell table:style-name="Tabelle3.A1" office:value-type="string">
                      <text:p text:style-name="Table_20_Contents">25</text:p>
                    </table:table-cell>
                    <table:table-cell table:style-name="Tabelle3.A1" office:value-type="string">
                      <text:p text:style-name="Table_20_Contents">4.2</text:p>
                    </table:table-cell>
                    <table:table-cell table:style-name="Tabelle3.A1" office:value-type="string">
                      <text:p text:style-name="Table_20_Contents">3811</text:p>
                    </table:table-cell>
                    <table:table-cell table:style-name="Tabelle3.A1" office:value-type="string">
                      <text:p text:style-name="Table_20_Contents">635.2</text:p>
                    </table:table-cell>
                    <table:table-cell table:style-name="Tabelle3.A1" office:value-type="string">
                      <text:p text:style-name="Table_20_Contents">684.5</text:p>
                    </table:table-cell>
                    <table:table-cell table:style-name="Tabelle3.A1" office:value-type="string">
                      <text:p text:style-name="Table_20_Contents">610.5</text:p>
                    </table:table-cell>
                    <table:table-cell table:style-name="Tabelle3.A1" office:value-type="string">
                      <text:p text:style-name="Table_20_Contents">75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4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U2NodWx6Ly9CZXJuZA%3D%3D" office:target-frame-name="_blank" xlink:show="new">Schulz, Bernd</text:a></text:p>
                    </table:table-cell>
                    <table:table-cell table:style-name="Tabelle3.A1" office:value-type="string">
                      <text:p text:style-name="Table_20_Contents">KSC Harmonie Duisburg 2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22</text:p>
                    </table:table-cell>
                    <table:table-cell table:style-name="Tabelle3.A1" office:value-type="string">
                      <text:p text:style-name="Table_20_Contents">11.0</text:p>
                    </table:table-cell>
                    <table:table-cell table:style-name="Tabelle3.A1" office:value-type="string">
                      <text:p text:style-name="Table_20_Contents">1538</text:p>
                    </table:table-cell>
                    <table:table-cell table:style-name="Tabelle3.A1" office:value-type="string">
                      <text:p text:style-name="Table_20_Contents">769.0</text:p>
                    </table:table-cell>
                    <table:table-cell table:style-name="Tabelle3.A1" office:value-type="string">
                      <text:p text:style-name="Table_20_Contents">769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793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5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SmFzY2hrZS8vUm9sYW5k" office:target-frame-name="_blank" xlink:show="new">Jaschke, Roland</text:a></text:p>
                    </table:table-cell>
                    <table:table-cell table:style-name="Tabelle3.A1" office:value-type="string">
                      <text:p text:style-name="Table_20_Contents">KSC Harmonie Duisburg 2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21</text:p>
                    </table:table-cell>
                    <table:table-cell table:style-name="Tabelle3.A1" office:value-type="string">
                      <text:p text:style-name="Table_20_Contents">10.5</text:p>
                    </table:table-cell>
                    <table:table-cell table:style-name="Tabelle3.A1" office:value-type="string">
                      <text:p text:style-name="Table_20_Contents">1499</text:p>
                    </table:table-cell>
                    <table:table-cell table:style-name="Tabelle3.A1" office:value-type="string">
                      <text:p text:style-name="Table_20_Contents">749.5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749.5</text:p>
                    </table:table-cell>
                    <table:table-cell table:style-name="Tabelle3.A1" office:value-type="string">
                      <text:p text:style-name="Table_20_Contents">765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6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QnVjaGhvbHovL1JhaW5lcg%3D%3D" office:target-frame-name="_blank" xlink:show="new">Buchholz, Rainer</text:a></text:p>
                    </table:table-cell>
                    <table:table-cell table:style-name="Tabelle3.A1" office:value-type="string">
                      <text:p text:style-name="Table_20_Contents">SK Kamp-Lintfort 4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20</text:p>
                    </table:table-cell>
                    <table:table-cell table:style-name="Tabelle3.A1" office:value-type="string">
                      <text:p text:style-name="Table_20_Contents">10.0</text:p>
                    </table:table-cell>
                    <table:table-cell table:style-name="Tabelle3.A1" office:value-type="string">
                      <text:p text:style-name="Table_20_Contents">1570</text:p>
                    </table:table-cell>
                    <table:table-cell table:style-name="Tabelle3.A1" office:value-type="string">
                      <text:p text:style-name="Table_20_Contents">785.0</text:p>
                    </table:table-cell>
                    <table:table-cell table:style-name="Tabelle3.A1" office:value-type="string">
                      <text:p text:style-name="Table_20_Contents">785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78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7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Qmlybi8vS2xhdXM%3D" office:target-frame-name="_blank" xlink:show="new">Birn, Klaus</text:a></text:p>
                    </table:table-cell>
                    <table:table-cell table:style-name="Tabelle3.A1" office:value-type="string">
                      <text:p text:style-name="Table_20_Contents">SK Kamp-Lintfort 4</text:p>
                    </table:table-cell>
                    <table:table-cell table:style-name="Tabelle3.A1" office:value-type="string">
                      <text:p text:style-name="Table_20_Contents">6</text:p>
                    </table:table-cell>
                    <table:table-cell table:style-name="Tabelle3.A1" office:value-type="string">
                      <text:p text:style-name="Table_20_Contents">20</text:p>
                    </table:table-cell>
                    <table:table-cell table:style-name="Tabelle3.A1" office:value-type="string">
                      <text:p text:style-name="Table_20_Contents">3.3</text:p>
                    </table:table-cell>
                    <table:table-cell table:style-name="Tabelle3.A1" office:value-type="string">
                      <text:p text:style-name="Table_20_Contents">4144</text:p>
                    </table:table-cell>
                    <table:table-cell table:style-name="Tabelle3.A1" office:value-type="string">
                      <text:p text:style-name="Table_20_Contents">690.7</text:p>
                    </table:table-cell>
                    <table:table-cell table:style-name="Tabelle3.A1" office:value-type="string">
                      <text:p text:style-name="Table_20_Contents">738.7</text:p>
                    </table:table-cell>
                    <table:table-cell table:style-name="Tabelle3.A1" office:value-type="string">
                      <text:p text:style-name="Table_20_Contents">642.7</text:p>
                    </table:table-cell>
                    <table:table-cell table:style-name="Tabelle3.A1" office:value-type="string">
                      <text:p text:style-name="Table_20_Contents">76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8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Qmx1bS8vU3RlZmFu" office:target-frame-name="_blank" xlink:show="new">Blum, Stefan</text:a></text:p>
                    </table:table-cell>
                    <table:table-cell table:style-name="Tabelle3.A1" office:value-type="string">
                      <text:p text:style-name="Table_20_Contents">BW 61 Mülheim 2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19</text:p>
                    </table:table-cell>
                    <table:table-cell table:style-name="Tabelle3.A1" office:value-type="string">
                      <text:p text:style-name="Table_20_Contents">9.5</text:p>
                    </table:table-cell>
                    <table:table-cell table:style-name="Tabelle3.A1" office:value-type="string">
                      <text:p text:style-name="Table_20_Contents">1522</text:p>
                    </table:table-cell>
                    <table:table-cell table:style-name="Tabelle3.A1" office:value-type="string">
                      <text:p text:style-name="Table_20_Contents">761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761.0</text:p>
                    </table:table-cell>
                    <table:table-cell table:style-name="Tabelle3.A1" office:value-type="string">
                      <text:p text:style-name="Table_20_Contents">77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9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WWlsbWF6Ly9TYWRpaw%3D%3D" office:target-frame-name="_blank" xlink:show="new">Yilmaz, Sadik</text:a></text:p>
                    </table:table-cell>
                    <table:table-cell table:style-name="Tabelle3.A1" office:value-type="string">
                      <text:p text:style-name="Table_20_Contents">SK Kamp-Lintfort 4</text:p>
                    </table:table-cell>
                    <table:table-cell table:style-name="Tabelle3.A1" office:value-type="string">
                      <text:p text:style-name="Table_20_Contents">5</text:p>
                    </table:table-cell>
                    <table:table-cell table:style-name="Tabelle3.A1" office:value-type="string">
                      <text:p text:style-name="Table_20_Contents">18</text:p>
                    </table:table-cell>
                    <table:table-cell table:style-name="Tabelle3.A1" office:value-type="string">
                      <text:p text:style-name="Table_20_Contents">3.6</text:p>
                    </table:table-cell>
                    <table:table-cell table:style-name="Tabelle3.A1" office:value-type="string">
                      <text:p text:style-name="Table_20_Contents">3439</text:p>
                    </table:table-cell>
                    <table:table-cell table:style-name="Tabelle3.A1" office:value-type="string">
                      <text:p text:style-name="Table_20_Contents">687.8</text:p>
                    </table:table-cell>
                    <table:table-cell table:style-name="Tabelle3.A1" office:value-type="string">
                      <text:p text:style-name="Table_20_Contents">708.0</text:p>
                    </table:table-cell>
                    <table:table-cell table:style-name="Tabelle3.A1" office:value-type="string">
                      <text:p text:style-name="Table_20_Contents">657.5</text:p>
                    </table:table-cell>
                    <table:table-cell table:style-name="Tabelle3.A1" office:value-type="string">
                      <text:p text:style-name="Table_20_Contents">74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0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VWxyaWNoLy9EZXRsZWY%3D" office:target-frame-name="_blank" xlink:show="new">Ulrich, Detlef</text:a></text:p>
                    </table:table-cell>
                    <table:table-cell table:style-name="Tabelle3.A1" office:value-type="string">
                      <text:p text:style-name="Table_20_Contents">KSC 71 Saarn 1</text:p>
                    </table:table-cell>
                    <table:table-cell table:style-name="Tabelle3.A1" office:value-type="string">
                      <text:p text:style-name="Table_20_Contents">8</text:p>
                    </table:table-cell>
                    <table:table-cell table:style-name="Tabelle3.A1" office:value-type="string">
                      <text:p text:style-name="Table_20_Contents">17</text:p>
                    </table:table-cell>
                    <table:table-cell table:style-name="Tabelle3.A1" office:value-type="string">
                      <text:p text:style-name="Table_20_Contents">2.1</text:p>
                    </table:table-cell>
                    <table:table-cell table:style-name="Tabelle3.A1" office:value-type="string">
                      <text:p text:style-name="Table_20_Contents">5119</text:p>
                    </table:table-cell>
                    <table:table-cell table:style-name="Tabelle3.A1" office:value-type="string">
                      <text:p text:style-name="Table_20_Contents">639.9</text:p>
                    </table:table-cell>
                    <table:table-cell table:style-name="Tabelle3.A1" office:value-type="string">
                      <text:p text:style-name="Table_20_Contents">627.6</text:p>
                    </table:table-cell>
                    <table:table-cell table:style-name="Tabelle3.A1" office:value-type="string">
                      <text:p text:style-name="Table_20_Contents">660.3</text:p>
                    </table:table-cell>
                    <table:table-cell table:style-name="Tabelle3.A1" office:value-type="string">
                      <text:p text:style-name="Table_20_Contents">709</text:p>
                    </table:table-cell>
                  </table:table-row>
                  <text:soft-page-break/>
                  <table:table-row>
                    <table:table-cell table:style-name="Tabelle3.A1" office:value-type="string">
                      <text:p text:style-name="Table_20_Contents">51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RHV5Zi8vSGVpbno%3D" office:target-frame-name="_blank" xlink:show="new">Duyf, Heinz</text:a></text:p>
                    </table:table-cell>
                    <table:table-cell table:style-name="Tabelle3.A1" office:value-type="string">
                      <text:p text:style-name="Table_20_Contents">ESV Oberhausen 1</text:p>
                    </table:table-cell>
                    <table:table-cell table:style-name="Tabelle3.A1" office:value-type="string">
                      <text:p text:style-name="Table_20_Contents">5</text:p>
                    </table:table-cell>
                    <table:table-cell table:style-name="Tabelle3.A1" office:value-type="string">
                      <text:p text:style-name="Table_20_Contents">14</text:p>
                    </table:table-cell>
                    <table:table-cell table:style-name="Tabelle3.A1" office:value-type="string">
                      <text:p text:style-name="Table_20_Contents">2.8</text:p>
                    </table:table-cell>
                    <table:table-cell table:style-name="Tabelle3.A1" office:value-type="string">
                      <text:p text:style-name="Table_20_Contents">3214</text:p>
                    </table:table-cell>
                    <table:table-cell table:style-name="Tabelle3.A1" office:value-type="string">
                      <text:p text:style-name="Table_20_Contents">642.8</text:p>
                    </table:table-cell>
                    <table:table-cell table:style-name="Tabelle3.A1" office:value-type="string">
                      <text:p text:style-name="Table_20_Contents">670.0</text:p>
                    </table:table-cell>
                    <table:table-cell table:style-name="Tabelle3.A1" office:value-type="string">
                      <text:p text:style-name="Table_20_Contents">636.0</text:p>
                    </table:table-cell>
                    <table:table-cell table:style-name="Tabelle3.A1" office:value-type="string">
                      <text:p text:style-name="Table_20_Contents">67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2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RG9yaXNzZW4vL01hcmNv" office:target-frame-name="_blank" xlink:show="new">Dorissen, Marco</text:a></text:p>
                    </table:table-cell>
                    <table:table-cell table:style-name="Tabelle3.A1" office:value-type="string">
                      <text:p text:style-name="Table_20_Contents">SKV Rees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12.0</text:p>
                    </table:table-cell>
                    <table:table-cell table:style-name="Tabelle3.A1" office:value-type="string">
                      <text:p text:style-name="Table_20_Contents">837</text:p>
                    </table:table-cell>
                    <table:table-cell table:style-name="Tabelle3.A1" office:value-type="string">
                      <text:p text:style-name="Table_20_Contents">837.0</text:p>
                    </table:table-cell>
                    <table:table-cell table:style-name="Tabelle3.A1" office:value-type="string">
                      <text:p text:style-name="Table_20_Contents">837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837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3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RGVzc2kvL0JydW5v" office:target-frame-name="_blank" xlink:show="new">Dessi, Bruno</text:a></text:p>
                    </table:table-cell>
                    <table:table-cell table:style-name="Tabelle3.A1" office:value-type="string">
                      <text:p text:style-name="Table_20_Contents">SK Kamp-Lintfort 4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12.0</text:p>
                    </table:table-cell>
                    <table:table-cell table:style-name="Tabelle3.A1" office:value-type="string">
                      <text:p text:style-name="Table_20_Contents">836</text:p>
                    </table:table-cell>
                    <table:table-cell table:style-name="Tabelle3.A1" office:value-type="string">
                      <text:p text:style-name="Table_20_Contents">836.0</text:p>
                    </table:table-cell>
                    <table:table-cell table:style-name="Tabelle3.A1" office:value-type="string">
                      <text:p text:style-name="Table_20_Contents">836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836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4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Umllcy8vQmVybmQ%3D" office:target-frame-name="_blank" xlink:show="new">Ries, Bernd</text:a></text:p>
                    </table:table-cell>
                    <table:table-cell table:style-name="Tabelle3.A1" office:value-type="string">
                      <text:p text:style-name="Table_20_Contents">BW 61 Mülheim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12.0</text:p>
                    </table:table-cell>
                    <table:table-cell table:style-name="Tabelle3.A1" office:value-type="string">
                      <text:p text:style-name="Table_20_Contents">797</text:p>
                    </table:table-cell>
                    <table:table-cell table:style-name="Tabelle3.A1" office:value-type="string">
                      <text:p text:style-name="Table_20_Contents">797.0</text:p>
                    </table:table-cell>
                    <table:table-cell table:style-name="Tabelle3.A1" office:value-type="string">
                      <text:p text:style-name="Table_20_Contents">797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797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5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VMO2bm5pc3Nlbi8vTWFuZnJlZA%3D%3D" office:target-frame-name="_blank" xlink:show="new">Tönnissen, Manfred</text:a></text:p>
                    </table:table-cell>
                    <table:table-cell table:style-name="Tabelle3.A1" office:value-type="string">
                      <text:p text:style-name="Table_20_Contents">SKV Rees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11.0</text:p>
                    </table:table-cell>
                    <table:table-cell table:style-name="Tabelle3.A1" office:value-type="string">
                      <text:p text:style-name="Table_20_Contents">766</text:p>
                    </table:table-cell>
                    <table:table-cell table:style-name="Tabelle3.A1" office:value-type="string">
                      <text:p text:style-name="Table_20_Contents">766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766.0</text:p>
                    </table:table-cell>
                    <table:table-cell table:style-name="Tabelle3.A1" office:value-type="string">
                      <text:p text:style-name="Table_20_Contents">766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6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TWFya2V0dC8vU2Vhbg%3D%3D" office:target-frame-name="_blank" xlink:show="new">Markett, Sean</text:a></text:p>
                    </table:table-cell>
                    <table:table-cell table:style-name="Tabelle3.A1" office:value-type="string">
                      <text:p text:style-name="Table_20_Contents">SKV Rees 2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5.5</text:p>
                    </table:table-cell>
                    <table:table-cell table:style-name="Tabelle3.A1" office:value-type="string">
                      <text:p text:style-name="Table_20_Contents">1503</text:p>
                    </table:table-cell>
                    <table:table-cell table:style-name="Tabelle3.A1" office:value-type="string">
                      <text:p text:style-name="Table_20_Contents">751.5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751.5</text:p>
                    </table:table-cell>
                    <table:table-cell table:style-name="Tabelle3.A1" office:value-type="string">
                      <text:p text:style-name="Table_20_Contents">80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7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TcO8bGxlci8vVGlt" office:target-frame-name="_blank" xlink:show="new">Müller, Tim</text:a></text:p>
                    </table:table-cell>
                    <table:table-cell table:style-name="Tabelle3.A1" office:value-type="string">
                      <text:p text:style-name="Table_20_Contents">KSC Harmonie Duisburg 2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5.5</text:p>
                    </table:table-cell>
                    <table:table-cell table:style-name="Tabelle3.A1" office:value-type="string">
                      <text:p text:style-name="Table_20_Contents">1420</text:p>
                    </table:table-cell>
                    <table:table-cell table:style-name="Tabelle3.A1" office:value-type="string">
                      <text:p text:style-name="Table_20_Contents">710.0</text:p>
                    </table:table-cell>
                    <table:table-cell table:style-name="Tabelle3.A1" office:value-type="string">
                      <text:p text:style-name="Table_20_Contents">728.0</text:p>
                    </table:table-cell>
                    <table:table-cell table:style-name="Tabelle3.A1" office:value-type="string">
                      <text:p text:style-name="Table_20_Contents">692.0</text:p>
                    </table:table-cell>
                    <table:table-cell table:style-name="Tabelle3.A1" office:value-type="string">
                      <text:p text:style-name="Table_20_Contents">72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8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Q2xlbWVucy8vT2xhZg%3D%3D" office:target-frame-name="_blank" xlink:show="new">Clemens, Olaf</text:a></text:p>
                    </table:table-cell>
                    <table:table-cell table:style-name="Tabelle3.A1" office:value-type="string">
                      <text:p text:style-name="Table_20_Contents">BW 61 Mülheim 2</text:p>
                    </table:table-cell>
                    <table:table-cell table:style-name="Tabelle3.A1" office:value-type="string">
                      <text:p text:style-name="Table_20_Contents">4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2.8</text:p>
                    </table:table-cell>
                    <table:table-cell table:style-name="Tabelle3.A1" office:value-type="string">
                      <text:p text:style-name="Table_20_Contents">2631</text:p>
                    </table:table-cell>
                    <table:table-cell table:style-name="Tabelle3.A1" office:value-type="string">
                      <text:p text:style-name="Table_20_Contents">657.8</text:p>
                    </table:table-cell>
                    <table:table-cell table:style-name="Tabelle3.A1" office:value-type="string">
                      <text:p text:style-name="Table_20_Contents">643.5</text:p>
                    </table:table-cell>
                    <table:table-cell table:style-name="Tabelle3.A1" office:value-type="string">
                      <text:p text:style-name="Table_20_Contents">672.0</text:p>
                    </table:table-cell>
                    <table:table-cell table:style-name="Tabelle3.A1" office:value-type="string">
                      <text:p text:style-name="Table_20_Contents">675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9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YXVzIGRlciBCZWVrLy9XaWxmcmllZA%3D%3D" office:target-frame-name="_blank" xlink:show="new">aus der Beek, Wilfried</text:a></text:p>
                    </table:table-cell>
                    <table:table-cell table:style-name="Tabelle3.A1" office:value-type="string">
                      <text:p text:style-name="Table_20_Contents">KSC 71 Saarn 1</text:p>
                    </table:table-cell>
                    <table:table-cell table:style-name="Tabelle3.A1" office:value-type="string">
                      <text:p text:style-name="Table_20_Contents">5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2.2</text:p>
                    </table:table-cell>
                    <table:table-cell table:style-name="Tabelle3.A1" office:value-type="string">
                      <text:p text:style-name="Table_20_Contents">3247</text:p>
                    </table:table-cell>
                    <table:table-cell table:style-name="Tabelle3.A1" office:value-type="string">
                      <text:p text:style-name="Table_20_Contents">649.4</text:p>
                    </table:table-cell>
                    <table:table-cell table:style-name="Tabelle3.A1" office:value-type="string">
                      <text:p text:style-name="Table_20_Contents">646.0</text:p>
                    </table:table-cell>
                    <table:table-cell table:style-name="Tabelle3.A1" office:value-type="string">
                      <text:p text:style-name="Table_20_Contents">651.7</text:p>
                    </table:table-cell>
                    <table:table-cell table:style-name="Tabelle3.A1" office:value-type="string">
                      <text:p text:style-name="Table_20_Contents">66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0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U3RyYWNrLy9IYW5zLVBldGVy" office:target-frame-name="_blank" xlink:show="new">Strack, Hans-Peter</text:a></text:p>
                    </table:table-cell>
                    <table:table-cell table:style-name="Tabelle3.A1" office:value-type="string">
                      <text:p text:style-name="Table_20_Contents">BW 61 Mülheim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10.0</text:p>
                    </table:table-cell>
                    <table:table-cell table:style-name="Tabelle3.A1" office:value-type="string">
                      <text:p text:style-name="Table_20_Contents">721</text:p>
                    </table:table-cell>
                    <table:table-cell table:style-name="Tabelle3.A1" office:value-type="string">
                      <text:p text:style-name="Table_20_Contents">721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721.0</text:p>
                    </table:table-cell>
                    <table:table-cell table:style-name="Tabelle3.A1" office:value-type="string">
                      <text:p text:style-name="Table_20_Contents">72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1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Q2FudGEvL0d1aXNlcHBl" office:target-frame-name="_blank" xlink:show="new">Canta, Guiseppe</text:a></text:p>
                    </table:table-cell>
                    <table:table-cell table:style-name="Tabelle3.A1" office:value-type="string">
                      <text:p text:style-name="Table_20_Contents">SKV Rees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10.0</text:p>
                    </table:table-cell>
                    <table:table-cell table:style-name="Tabelle3.A1" office:value-type="string">
                      <text:p text:style-name="Table_20_Contents">779</text:p>
                    </table:table-cell>
                    <table:table-cell table:style-name="Tabelle3.A1" office:value-type="string">
                      <text:p text:style-name="Table_20_Contents">779.0</text:p>
                    </table:table-cell>
                    <table:table-cell table:style-name="Tabelle3.A1" office:value-type="string">
                      <text:p text:style-name="Table_20_Contents">779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779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2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U3ByaW5nZXIvL1BhdHJpY2s%3D" office:target-frame-name="_blank" xlink:show="new">Springer, Patrick</text:a></text:p>
                    </table:table-cell>
                    <table:table-cell table:style-name="Tabelle3.A1" office:value-type="string">
                      <text:p text:style-name="Table_20_Contents">BW 61 Mülheim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10.0</text:p>
                    </table:table-cell>
                    <table:table-cell table:style-name="Tabelle3.A1" office:value-type="string">
                      <text:p text:style-name="Table_20_Contents">775</text:p>
                    </table:table-cell>
                    <table:table-cell table:style-name="Tabelle3.A1" office:value-type="string">
                      <text:p text:style-name="Table_20_Contents">775.0</text:p>
                    </table:table-cell>
                    <table:table-cell table:style-name="Tabelle3.A1" office:value-type="string">
                      <text:p text:style-name="Table_20_Contents">775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775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3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RGVudGdlbi8vQW5kcmU%3D" office:target-frame-name="_blank" xlink:show="new">Dentgen, Andre</text:a></text:p>
                    </table:table-cell>
                    <table:table-cell table:style-name="Tabelle3.A1" office:value-type="string">
                      <text:p text:style-name="Table_20_Contents">BW 61 Mülheim 2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5.0</text:p>
                    </table:table-cell>
                    <table:table-cell table:style-name="Tabelle3.A1" office:value-type="string">
                      <text:p text:style-name="Table_20_Contents">1362</text:p>
                    </table:table-cell>
                    <table:table-cell table:style-name="Tabelle3.A1" office:value-type="string">
                      <text:p text:style-name="Table_20_Contents">681.0</text:p>
                    </table:table-cell>
                    <table:table-cell table:style-name="Tabelle3.A1" office:value-type="string">
                      <text:p text:style-name="Table_20_Contents">676.0</text:p>
                    </table:table-cell>
                    <table:table-cell table:style-name="Tabelle3.A1" office:value-type="string">
                      <text:p text:style-name="Table_20_Contents">686.0</text:p>
                    </table:table-cell>
                    <table:table-cell table:style-name="Tabelle3.A1" office:value-type="string">
                      <text:p text:style-name="Table_20_Contents">686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4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TWFya2V0dC8vV2VybmVy" office:target-frame-name="_blank" xlink:show="new">Markett, Werner</text:a></text:p>
                    </table:table-cell>
                    <table:table-cell table:style-name="Tabelle3.A1" office:value-type="string">
                      <text:p text:style-name="Table_20_Contents">SKV Rees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8</text:p>
                    </table:table-cell>
                    <table:table-cell table:style-name="Tabelle3.A1" office:value-type="string">
                      <text:p text:style-name="Table_20_Contents">8.0</text:p>
                    </table:table-cell>
                    <table:table-cell table:style-name="Tabelle3.A1" office:value-type="string">
                      <text:p text:style-name="Table_20_Contents">777</text:p>
                    </table:table-cell>
                    <table:table-cell table:style-name="Tabelle3.A1" office:value-type="string">
                      <text:p text:style-name="Table_20_Contents">777.0</text:p>
                    </table:table-cell>
                    <table:table-cell table:style-name="Tabelle3.A1" office:value-type="string">
                      <text:p text:style-name="Table_20_Contents">777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777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5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S2xlaW5rZS8vUmVpbmhhcmR0" office:target-frame-name="_blank" xlink:show="new">Kleinke, Reinhardt</text:a></text:p>
                    </table:table-cell>
                    <table:table-cell table:style-name="Tabelle3.A1" office:value-type="string">
                      <text:p text:style-name="Table_20_Contents">BW 61 Mülheim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6</text:p>
                    </table:table-cell>
                    <table:table-cell table:style-name="Tabelle3.A1" office:value-type="string">
                      <text:p text:style-name="Table_20_Contents">6.0</text:p>
                    </table:table-cell>
                    <table:table-cell table:style-name="Tabelle3.A1" office:value-type="string">
                      <text:p text:style-name="Table_20_Contents">736</text:p>
                    </table:table-cell>
                    <table:table-cell table:style-name="Tabelle3.A1" office:value-type="string">
                      <text:p text:style-name="Table_20_Contents">736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736.0</text:p>
                    </table:table-cell>
                    <table:table-cell table:style-name="Tabelle3.A1" office:value-type="string">
                      <text:p text:style-name="Table_20_Contents">736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6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TmV1c2NobC8vSGFucy1Kb3NlZg%3D%3D" office:target-frame-name="_blank" xlink:show="new">Neuschl, Hans-Josef</text:a></text:p>
                    </table:table-cell>
                    <table:table-cell table:style-name="Tabelle3.A1" office:value-type="string">
                      <text:p text:style-name="Table_20_Contents">SK Kamp-Lintfort 4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6</text:p>
                    </table:table-cell>
                    <table:table-cell table:style-name="Tabelle3.A1" office:value-type="string">
                      <text:p text:style-name="Table_20_Contents">6.0</text:p>
                    </table:table-cell>
                    <table:table-cell table:style-name="Tabelle3.A1" office:value-type="string">
                      <text:p text:style-name="Table_20_Contents">705</text:p>
                    </table:table-cell>
                    <table:table-cell table:style-name="Tabelle3.A1" office:value-type="string">
                      <text:p text:style-name="Table_20_Contents">705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705.0</text:p>
                    </table:table-cell>
                    <table:table-cell table:style-name="Tabelle3.A1" office:value-type="string">
                      <text:p text:style-name="Table_20_Contents">705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7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R3JpZXNzLy9XYWx0ZXI%3D" office:target-frame-name="_blank" xlink:show="new">Griess, Walter</text:a></text:p>
                    </table:table-cell>
                    <table:table-cell table:style-name="Tabelle3.A1" office:value-type="string">
                      <text:p text:style-name="Table_20_Contents">ESV Oberhausen 1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5</text:p>
                    </table:table-cell>
                    <table:table-cell table:style-name="Tabelle3.A1" office:value-type="string">
                      <text:p text:style-name="Table_20_Contents">2.5</text:p>
                    </table:table-cell>
                    <table:table-cell table:style-name="Tabelle3.A1" office:value-type="string">
                      <text:p text:style-name="Table_20_Contents">1247</text:p>
                    </table:table-cell>
                    <table:table-cell table:style-name="Tabelle3.A1" office:value-type="string">
                      <text:p text:style-name="Table_20_Contents">623.5</text:p>
                    </table:table-cell>
                    <table:table-cell table:style-name="Tabelle3.A1" office:value-type="string">
                      <text:p text:style-name="Table_20_Contents">600.0</text:p>
                    </table:table-cell>
                    <table:table-cell table:style-name="Tabelle3.A1" office:value-type="string">
                      <text:p text:style-name="Table_20_Contents">647.0</text:p>
                    </table:table-cell>
                    <table:table-cell table:style-name="Tabelle3.A1" office:value-type="string">
                      <text:p text:style-name="Table_20_Contents">647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8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TmV1bWFubi8vSGFucy1EaWV0ZXI%3D" office:target-frame-name="_blank" xlink:show="new">Neumann, Hans-Dieter</text:a></text:p>
                    </table:table-cell>
                    <table:table-cell table:style-name="Tabelle3.A1" office:value-type="string">
                      <text:p text:style-name="Table_20_Contents">BW 61 Mülheim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4</text:p>
                    </table:table-cell>
                    <table:table-cell table:style-name="Tabelle3.A1" office:value-type="string">
                      <text:p text:style-name="Table_20_Contents">4.0</text:p>
                    </table:table-cell>
                    <table:table-cell table:style-name="Tabelle3.A1" office:value-type="string">
                      <text:p text:style-name="Table_20_Contents">693</text:p>
                    </table:table-cell>
                    <table:table-cell table:style-name="Tabelle3.A1" office:value-type="string">
                      <text:p text:style-name="Table_20_Contents">693.0</text:p>
                    </table:table-cell>
                    <table:table-cell table:style-name="Tabelle3.A1" office:value-type="string">
                      <text:p text:style-name="Table_20_Contents">693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693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9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RnVzZWsvL0Jlcm5k" office:target-frame-name="_blank" xlink:show="new">Fusek, Bernd</text:a></text:p>
                    </table:table-cell>
                    <table:table-cell table:style-name="Tabelle3.A1" office:value-type="string">
                      <text:p text:style-name="Table_20_Contents">SK Kamp-Lintfort 4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3</text:p>
                    </table:table-cell>
                    <table:table-cell table:style-name="Tabelle3.A1" office:value-type="string">
                      <text:p text:style-name="Table_20_Contents">3.0</text:p>
                    </table:table-cell>
                    <table:table-cell table:style-name="Tabelle3.A1" office:value-type="string">
                      <text:p text:style-name="Table_20_Contents">653</text:p>
                    </table:table-cell>
                    <table:table-cell table:style-name="Tabelle3.A1" office:value-type="string">
                      <text:p text:style-name="Table_20_Contents">653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653.0</text:p>
                    </table:table-cell>
                    <table:table-cell table:style-name="Tabelle3.A1" office:value-type="string">
                      <text:p text:style-name="Table_20_Contents">653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70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Um90aGUvL0hlbG11dA%3D%3D" office:target-frame-name="_blank" xlink:show="new">Rothe, Helmut</text:a></text:p>
                    </table:table-cell>
                    <table:table-cell table:style-name="Tabelle3.A1" office:value-type="string">
                      <text:p text:style-name="Table_20_Contents">BW 61 Mülheim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2.0</text:p>
                    </table:table-cell>
                    <table:table-cell table:style-name="Tabelle3.A1" office:value-type="string">
                      <text:p text:style-name="Table_20_Contents">697</text:p>
                    </table:table-cell>
                    <table:table-cell table:style-name="Tabelle3.A1" office:value-type="string">
                      <text:p text:style-name="Table_20_Contents">697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697.0</text:p>
                    </table:table-cell>
                    <table:table-cell table:style-name="Tabelle3.A1" office:value-type="string">
                      <text:p text:style-name="Table_20_Contents">697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71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SG9sdGhhdXMvL0hhbnM%3D" office:target-frame-name="_blank" xlink:show="new">Holthaus, Hans</text:a></text:p>
                    </table:table-cell>
                    <table:table-cell table:style-name="Tabelle3.A1" office:value-type="string">
                      <text:p text:style-name="Table_20_Contents">KSC Harmonie Duisburg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2.0</text:p>
                    </table:table-cell>
                    <table:table-cell table:style-name="Tabelle3.A1" office:value-type="string">
                      <text:p text:style-name="Table_20_Contents">663</text:p>
                    </table:table-cell>
                    <table:table-cell table:style-name="Tabelle3.A1" office:value-type="string">
                      <text:p text:style-name="Table_20_Contents">663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663.0</text:p>
                    </table:table-cell>
                    <table:table-cell table:style-name="Tabelle3.A1" office:value-type="string">
                      <text:p text:style-name="Table_20_Contents">663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72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RGllw59uZXIvL1BldGVy" office:target-frame-name="_blank" xlink:show="new">Dießner, Peter</text:a></text:p>
                    </table:table-cell>
                    <table:table-cell table:style-name="Tabelle3.A1" office:value-type="string">
                      <text:p text:style-name="Table_20_Contents">KSC Harmonie Duisburg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2.0</text:p>
                    </table:table-cell>
                    <table:table-cell table:style-name="Tabelle3.A1" office:value-type="string">
                      <text:p text:style-name="Table_20_Contents">641</text:p>
                    </table:table-cell>
                    <table:table-cell table:style-name="Tabelle3.A1" office:value-type="string">
                      <text:p text:style-name="Table_20_Contents">641.0</text:p>
                    </table:table-cell>
                    <table:table-cell table:style-name="Tabelle3.A1" office:value-type="string">
                      <text:p text:style-name="Table_20_Contents">641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64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73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RGVudGdlbi8vUmFsZg%3D%3D" office:target-frame-name="_blank" xlink:show="new">Dentgen, Ralf</text:a></text:p>
                    </table:table-cell>
                    <table:table-cell table:style-name="Tabelle3.A1" office:value-type="string">
                      <text:p text:style-name="Table_20_Contents">BW 61 Mülheim 2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1.0</text:p>
                    </table:table-cell>
                    <table:table-cell table:style-name="Tabelle3.A1" office:value-type="string">
                      <text:p text:style-name="Table_20_Contents">1249</text:p>
                    </table:table-cell>
                    <table:table-cell table:style-name="Tabelle3.A1" office:value-type="string">
                      <text:p text:style-name="Table_20_Contents">624.5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624.5</text:p>
                    </table:table-cell>
                    <table:table-cell table:style-name="Tabelle3.A1" office:value-type="string">
                      <text:p text:style-name="Table_20_Contents">63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74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TG9yZW56Ly9HdW50aGVy" office:target-frame-name="_blank" xlink:show="new">Lorenz, Gunther</text:a></text:p>
                    </table:table-cell>
                    <table:table-cell table:style-name="Tabelle3.A1" office:value-type="string">
                      <text:p text:style-name="Table_20_Contents">KSC 71 Saarn 1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1.0</text:p>
                    </table:table-cell>
                    <table:table-cell table:style-name="Tabelle3.A1" office:value-type="string">
                      <text:p text:style-name="Table_20_Contents">1180</text:p>
                    </table:table-cell>
                    <table:table-cell table:style-name="Tabelle3.A1" office:value-type="string">
                      <text:p text:style-name="Table_20_Contents">590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590.0</text:p>
                    </table:table-cell>
                    <table:table-cell table:style-name="Tabelle3.A1" office:value-type="string">
                      <text:p text:style-name="Table_20_Contents">645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75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RHVsdGVyLy9BbmRyZWFz" office:target-frame-name="_blank" xlink:show="new">Dulter, Andreas</text:a></text:p>
                    </table:table-cell>
                    <table:table-cell table:style-name="Tabelle3.A1" office:value-type="string">
                      <text:p text:style-name="Table_20_Contents">KSC 71 Saarn 1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1.0</text:p>
                    </table:table-cell>
                    <table:table-cell table:style-name="Tabelle3.A1" office:value-type="string">
                      <text:p text:style-name="Table_20_Contents">1039</text:p>
                    </table:table-cell>
                    <table:table-cell table:style-name="Tabelle3.A1" office:value-type="string">
                      <text:p text:style-name="Table_20_Contents">519.5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519.5</text:p>
                    </table:table-cell>
                    <table:table-cell table:style-name="Tabelle3.A1" office:value-type="string">
                      <text:p text:style-name="Table_20_Contents">537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76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S2F0emVuc2tpLy9Ib3JzdA%3D%3D" office:target-frame-name="_blank" xlink:show="new">Katzenski, Horst</text:a></text:p>
                    </table:table-cell>
                    <table:table-cell table:style-name="Tabelle3.A1" office:value-type="string">
                      <text:p text:style-name="Table_20_Contents">KSC Harmonie Duisburg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.0</text:p>
                    </table:table-cell>
                    <table:table-cell table:style-name="Tabelle3.A1" office:value-type="string">
                      <text:p text:style-name="Table_20_Contents">604</text:p>
                    </table:table-cell>
                    <table:table-cell table:style-name="Tabelle3.A1" office:value-type="string">
                      <text:p text:style-name="Table_20_Contents">604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604.0</text:p>
                    </table:table-cell>
                    <table:table-cell table:style-name="Tabelle3.A1" office:value-type="string">
                      <text:p text:style-name="Table_20_Contents">604</text:p>
                    </table:table-cell>
                  </table:table-row>
                </table:table>
                <text:p text:style-name="Text_20_body"><text:line-break/></text:p>
              </text:section>
            </text:section>
          </text:section>
        </text:section>
        <text:section text:style-name="Sect1" text:name="contentBorderRight">
          <text:p text:style-name="Standard"/>
        </text:section>
      </text:section>
      <text:section text:style-name="Sect1" text:name="footer"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1T10:46:06.11</meta:creation-date>
    <dc:date>2013-11-11T10:47:33.52</dc:date>
    <meta:editing-duration>PT1M27S</meta:editing-duration>
    <meta:editing-cycles>1</meta:editing-cycles>
    <meta:generator>OpenOffice/4.0.0$Win32 OpenOffice.org_project/400m3$Build-9702</meta:generator>
    <meta:document-statistic meta:table-count="2" meta:image-count="0" meta:object-count="0" meta:page-count="3" meta:paragraph-count="916" meta:word-count="1219" meta:character-count="5049"/>
  </office:meta>
</office:document-meta>
</file>